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056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22cm"/>
    </style:style>
    <style:style style:name="co13" style:family="table-column">
      <style:table-column-properties fo:break-before="auto" style:column-width="4.5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0"/>
          <table:table-cell office:value-type="string" calcext:value-type="string">
            <text:p>SQL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RTHUR BARBOSA RODRIGUES</text:p>
          </table:table-cell>
          <table:table-cell office:value-type="string" calcext:value-type="string">
            <text:p>BARBOS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81986647508" calcext:value-type="float">
            <text:p>8198664750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2301044459" calcext:value-type="float">
            <text:p>12301044459</text:p>
          </table:table-cell>
          <table:table-cell table:formula="of:=&quot;('&quot;&amp;[.C2]&amp;&quot;', '&quot;&amp;[.B2]&amp;&quot;', '&quot;&amp;[.J2]&amp;&quot;', '$2y$10$v27SCrX./NbDT7771GDTSOXo1fln9EA3Y0HTaHnWy48UCqbpVxpNK', 1, 1), &quot;" office:value-type="string" office:string-value="('BARBOSA', 'ARTHUR BARBOSA RODRIGUES', '12301044459', '$2y$10$v27SCrX./NbDT7771GDTSOXo1fln9EA3Y0HTaHnWy48UCqbpVxpNK', 1, 1), " calcext:value-type="string">
            <text:p>('BARBOSA', 'ARTHUR BARBOSA RODRIGUES', '12301044459', '$2y$10$v27SCrX./NbDT7771GDTSOXo1fln9EA3Y0HTaHnWy48UCqbpVxpNK', 1, 1), </text:p>
          </table:table-cell>
          <table:table-cell table:formula="of:=&quot;UPDATE USUARIOS SET NOME_GUERRA = '&quot;&amp;[.A2]&amp;&quot; &quot;&amp;[.C2]&amp;&quot;' WHERE ID &gt; 401 AND NOME_GUERRA = '&quot;&amp;[.C2]&amp;&quot;';&quot;" office:value-type="string" office:string-value="UPDATE USUARIOS SET NOME_GUERRA = '301 BARBOSA' WHERE ID &gt; 401 AND NOME_GUERRA = 'BARBOSA';" calcext:value-type="string">
            <text:p>UPDATE USUARIOS SET NOME_GUERRA = '301 BARBOSA' WHERE ID &gt; 401 AND NOME_GUERRA = 'BARBOSA'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VERTON CARLOS VICENTE DE SANTANA</text:p>
          </table:table-cell>
          <table:table-cell office:value-type="string" calcext:value-type="string">
            <text:p>VICENT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1994483500" calcext:value-type="float">
            <text:p>819944835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794211462" calcext:value-type="float">
            <text:p>71794211462</text:p>
          </table:table-cell>
          <table:table-cell table:formula="of:=&quot;('&quot;&amp;[.C3]&amp;&quot;', '&quot;&amp;[.B3]&amp;&quot;', '&quot;&amp;[.J3]&amp;&quot;', '$2y$10$v27SCrX./NbDT7771GDTSOXo1fln9EA3Y0HTaHnWy48UCqbpVxpNK', 1, 1), &quot;" office:value-type="string" office:string-value="('VICENTE', 'EVERTON CARLOS VICENTE DE SANTANA', '71794211462', '$2y$10$v27SCrX./NbDT7771GDTSOXo1fln9EA3Y0HTaHnWy48UCqbpVxpNK', 1, 1), " calcext:value-type="string">
            <text:p>('VICENTE', 'EVERTON CARLOS VICENTE DE SANTANA', '71794211462', '$2y$10$v27SCrX./NbDT7771GDTSOXo1fln9EA3Y0HTaHnWy48UCqbpVxpNK', 1, 1), </text:p>
          </table:table-cell>
          <table:table-cell table:formula="of:=&quot;UPDATE USUARIOS SET NOME_GUERRA = '&quot;&amp;[.A3]&amp;&quot; &quot;&amp;[.C3]&amp;&quot;' WHERE ID &gt; 401 AND NOME_GUERRA = '&quot;&amp;[.C3]&amp;&quot;';&quot;" office:value-type="string" office:string-value="UPDATE USUARIOS SET NOME_GUERRA = '302 VICENTE' WHERE ID &gt; 401 AND NOME_GUERRA = 'VICENTE';" calcext:value-type="string">
            <text:p>UPDATE USUARIOS SET NOME_GUERRA = '302 VICENTE' WHERE ID &gt; 401 AND NOME_GUERRA = 'VICENTE'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YKOLL LUCAS CAMPOS SALVADOR</text:p>
          </table:table-cell>
          <table:table-cell office:value-type="string" calcext:value-type="string">
            <text:p>SALVADOR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723306410" calcext:value-type="float">
            <text:p>71723306410</text:p>
          </table:table-cell>
          <table:table-cell table:formula="of:=&quot;('&quot;&amp;[.C4]&amp;&quot;', '&quot;&amp;[.B4]&amp;&quot;', '&quot;&amp;[.J4]&amp;&quot;', '$2y$10$v27SCrX./NbDT7771GDTSOXo1fln9EA3Y0HTaHnWy48UCqbpVxpNK', 1, 1), &quot;" office:value-type="string" office:string-value="('SALVADOR ', 'MAYKOLL LUCAS CAMPOS SALVADOR', '71723306410', '$2y$10$v27SCrX./NbDT7771GDTSOXo1fln9EA3Y0HTaHnWy48UCqbpVxpNK', 1, 1), " calcext:value-type="string">
            <text:p>('SALVADOR ', 'MAYKOLL LUCAS CAMPOS SALVADOR', '71723306410', '$2y$10$v27SCrX./NbDT7771GDTSOXo1fln9EA3Y0HTaHnWy48UCqbpVxpNK', 1, 1), </text:p>
          </table:table-cell>
          <table:table-cell table:formula="of:=&quot;UPDATE USUARIOS SET NOME_GUERRA = '&quot;&amp;[.A4]&amp;&quot; &quot;&amp;[.C4]&amp;&quot;' WHERE ID &gt; 401 AND NOME_GUERRA = '&quot;&amp;[.C4]&amp;&quot;';&quot;" office:value-type="string" office:string-value="UPDATE USUARIOS SET NOME_GUERRA = '303 SALVADOR ' WHERE ID &gt; 401 AND NOME_GUERRA = 'SALVADOR ';" calcext:value-type="string">
            <text:p>UPDATE USUARIOS SET NOME_GUERRA = '303 SALVADOR ' WHERE ID &gt; 401 AND NOME_GUERRA = 'SALVADOR '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BDIAS FRANCELINO DA SILVA NETO</text:p>
          </table:table-cell>
          <table:table-cell office:value-type="string" calcext:value-type="string">
            <text:p>FRANCELI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97046518" calcext:value-type="float">
            <text:p>8199704651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528033400" calcext:value-type="float">
            <text:p>71528033400</text:p>
          </table:table-cell>
          <table:table-cell table:formula="of:=&quot;('&quot;&amp;[.C5]&amp;&quot;', '&quot;&amp;[.B5]&amp;&quot;', '&quot;&amp;[.J5]&amp;&quot;', '$2y$10$v27SCrX./NbDT7771GDTSOXo1fln9EA3Y0HTaHnWy48UCqbpVxpNK', 1, 1), &quot;" office:value-type="string" office:string-value="('FRANCELINO', 'ABDIAS FRANCELINO DA SILVA NETO', '71528033400', '$2y$10$v27SCrX./NbDT7771GDTSOXo1fln9EA3Y0HTaHnWy48UCqbpVxpNK', 1, 1), " calcext:value-type="string">
            <text:p>('FRANCELINO', 'ABDIAS FRANCELINO DA SILVA NETO', '71528033400', '$2y$10$v27SCrX./NbDT7771GDTSOXo1fln9EA3Y0HTaHnWy48UCqbpVxpNK', 1, 1), </text:p>
          </table:table-cell>
          <table:table-cell table:formula="of:=&quot;UPDATE USUARIOS SET NOME_GUERRA = '&quot;&amp;[.A5]&amp;&quot; &quot;&amp;[.C5]&amp;&quot;' WHERE ID &gt; 401 AND NOME_GUERRA = '&quot;&amp;[.C5]&amp;&quot;';&quot;" office:value-type="string" office:string-value="UPDATE USUARIOS SET NOME_GUERRA = '304 FRANCELINO' WHERE ID &gt; 401 AND NOME_GUERRA = 'FRANCELINO';" calcext:value-type="string">
            <text:p>UPDATE USUARIOS SET NOME_GUERRA = '304 FRANCELINO' WHERE ID &gt; 401 AND NOME_GUERRA = 'FRANCELINO'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VANDRO DOS SANTOS BERNARDO JÚNIOR</text:p>
          </table:table-cell>
          <table:table-cell office:value-type="string" calcext:value-type="string">
            <text:p>BERNARDO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91001526" calcext:value-type="float">
            <text:p>8199100152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934891436" calcext:value-type="float">
            <text:p>71934891436</text:p>
          </table:table-cell>
          <table:table-cell table:formula="of:=&quot;('&quot;&amp;[.C6]&amp;&quot;', '&quot;&amp;[.B6]&amp;&quot;', '&quot;&amp;[.J6]&amp;&quot;', '$2y$10$v27SCrX./NbDT7771GDTSOXo1fln9EA3Y0HTaHnWy48UCqbpVxpNK', 1, 1), &quot;" office:value-type="string" office:string-value="('BERNARDO', 'EVANDRO DOS SANTOS BERNARDO JÚNIOR', '71934891436', '$2y$10$v27SCrX./NbDT7771GDTSOXo1fln9EA3Y0HTaHnWy48UCqbpVxpNK', 1, 1), " calcext:value-type="string">
            <text:p>('BERNARDO', 'EVANDRO DOS SANTOS BERNARDO JÚNIOR', '71934891436', '$2y$10$v27SCrX./NbDT7771GDTSOXo1fln9EA3Y0HTaHnWy48UCqbpVxpNK', 1, 1), </text:p>
          </table:table-cell>
          <table:table-cell table:formula="of:=&quot;UPDATE USUARIOS SET NOME_GUERRA = '&quot;&amp;[.A6]&amp;&quot; &quot;&amp;[.C6]&amp;&quot;' WHERE ID &gt; 401 AND NOME_GUERRA = '&quot;&amp;[.C6]&amp;&quot;';&quot;" office:value-type="string" office:string-value="UPDATE USUARIOS SET NOME_GUERRA = '305 BERNARDO' WHERE ID &gt; 401 AND NOME_GUERRA = 'BERNARDO';" calcext:value-type="string">
            <text:p>UPDATE USUARIOS SET NOME_GUERRA = '305 BERNARDO' WHERE ID &gt; 401 AND NOME_GUERRA = 'BERNARDO'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LEJANDRO ROGER SILVA OLIVEIRA</text:p>
          </table:table-cell>
          <table:table-cell office:value-type="string" calcext:value-type="string">
            <text:p>RO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035185" calcext:value-type="float">
            <text:p>81999035185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914379446" calcext:value-type="float">
            <text:p>71914379446</text:p>
          </table:table-cell>
          <table:table-cell table:formula="of:=&quot;('&quot;&amp;[.C7]&amp;&quot;', '&quot;&amp;[.B7]&amp;&quot;', '&quot;&amp;[.J7]&amp;&quot;', '$2y$10$v27SCrX./NbDT7771GDTSOXo1fln9EA3Y0HTaHnWy48UCqbpVxpNK', 1, 1), &quot;" office:value-type="string" office:string-value="('ROGER', 'ALEJANDRO ROGER SILVA OLIVEIRA', '71914379446', '$2y$10$v27SCrX./NbDT7771GDTSOXo1fln9EA3Y0HTaHnWy48UCqbpVxpNK', 1, 1), " calcext:value-type="string">
            <text:p>('ROGER', 'ALEJANDRO ROGER SILVA OLIVEIRA', '71914379446', '$2y$10$v27SCrX./NbDT7771GDTSOXo1fln9EA3Y0HTaHnWy48UCqbpVxpNK', 1, 1), </text:p>
          </table:table-cell>
          <table:table-cell table:formula="of:=&quot;UPDATE USUARIOS SET NOME_GUERRA = '&quot;&amp;[.A7]&amp;&quot; &quot;&amp;[.C7]&amp;&quot;' WHERE ID &gt; 401 AND NOME_GUERRA = '&quot;&amp;[.C7]&amp;&quot;';&quot;" office:value-type="string" office:string-value="UPDATE USUARIOS SET NOME_GUERRA = '306 ROGER' WHERE ID &gt; 401 AND NOME_GUERRA = 'ROGER';" calcext:value-type="string">
            <text:p>UPDATE USUARIOS SET NOME_GUERRA = '306 ROGER' WHERE ID &gt; 401 AND NOME_GUERRA = 'ROGER'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IZ MIGUEL FARIAS DANTAS</text:p>
          </table:table-cell>
          <table:table-cell office:value-type="string" calcext:value-type="string">
            <text:p>DANTA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88734002" calcext:value-type="float">
            <text:p>8198873400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308794401" calcext:value-type="float">
            <text:p>71308794401</text:p>
          </table:table-cell>
          <table:table-cell table:formula="of:=&quot;('&quot;&amp;[.C8]&amp;&quot;', '&quot;&amp;[.B8]&amp;&quot;', '&quot;&amp;[.J8]&amp;&quot;', '$2y$10$v27SCrX./NbDT7771GDTSOXo1fln9EA3Y0HTaHnWy48UCqbpVxpNK', 1, 1), &quot;" office:value-type="string" office:string-value="('DANTAS', 'LUIZ MIGUEL FARIAS DANTAS', '71308794401', '$2y$10$v27SCrX./NbDT7771GDTSOXo1fln9EA3Y0HTaHnWy48UCqbpVxpNK', 1, 1), " calcext:value-type="string">
            <text:p>('DANTAS', 'LUIZ MIGUEL FARIAS DANTAS', '71308794401', '$2y$10$v27SCrX./NbDT7771GDTSOXo1fln9EA3Y0HTaHnWy48UCqbpVxpNK', 1, 1), </text:p>
          </table:table-cell>
          <table:table-cell table:formula="of:=&quot;UPDATE USUARIOS SET NOME_GUERRA = '&quot;&amp;[.A8]&amp;&quot; &quot;&amp;[.C8]&amp;&quot;' WHERE ID &gt; 401 AND NOME_GUERRA = '&quot;&amp;[.C8]&amp;&quot;';&quot;" office:value-type="string" office:string-value="UPDATE USUARIOS SET NOME_GUERRA = '307 DANTAS' WHERE ID &gt; 401 AND NOME_GUERRA = 'DANTAS';" calcext:value-type="string">
            <text:p>UPDATE USUARIOS SET NOME_GUERRA = '307 DANTAS' WHERE ID &gt; 401 AND NOME_GUERRA = 'DANTAS'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RLOS HENRIQUE ANDRADE AGUIAR</text:p>
          </table:table-cell>
          <table:table-cell office:value-type="string" calcext:value-type="string">
            <text:p>AGUIA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10500" calcext:value-type="float">
            <text:p>819993105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7334155483" calcext:value-type="float">
            <text:p>17334155483</text:p>
          </table:table-cell>
          <table:table-cell table:formula="of:=&quot;('&quot;&amp;[.C9]&amp;&quot;', '&quot;&amp;[.B9]&amp;&quot;', '&quot;&amp;[.J9]&amp;&quot;', '$2y$10$v27SCrX./NbDT7771GDTSOXo1fln9EA3Y0HTaHnWy48UCqbpVxpNK', 1, 1), &quot;" office:value-type="string" office:string-value="('AGUIAR', 'CARLOS HENRIQUE ANDRADE AGUIAR', '17334155483', '$2y$10$v27SCrX./NbDT7771GDTSOXo1fln9EA3Y0HTaHnWy48UCqbpVxpNK', 1, 1), " calcext:value-type="string">
            <text:p>('AGUIAR', 'CARLOS HENRIQUE ANDRADE AGUIAR', '17334155483', '$2y$10$v27SCrX./NbDT7771GDTSOXo1fln9EA3Y0HTaHnWy48UCqbpVxpNK', 1, 1), </text:p>
          </table:table-cell>
          <table:table-cell table:formula="of:=&quot;UPDATE USUARIOS SET NOME_GUERRA = '&quot;&amp;[.A9]&amp;&quot; &quot;&amp;[.C9]&amp;&quot;' WHERE ID &gt; 401 AND NOME_GUERRA = '&quot;&amp;[.C9]&amp;&quot;';&quot;" office:value-type="string" office:string-value="UPDATE USUARIOS SET NOME_GUERRA = '308 AGUIAR' WHERE ID &gt; 401 AND NOME_GUERRA = 'AGUIAR';" calcext:value-type="string">
            <text:p>UPDATE USUARIOS SET NOME_GUERRA = '308 AGUIAR' WHERE ID &gt; 401 AND NOME_GUERRA = 'AGUIAR'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ÍTALO RENAN SOARES FREITA</text:p>
          </table:table-cell>
          <table:table-cell office:value-type="string" calcext:value-type="string">
            <text:p>ÍTALO SOARES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6624192" calcext:value-type="float">
            <text:p>8199662419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315116450" calcext:value-type="float">
            <text:p>16315116450</text:p>
          </table:table-cell>
          <table:table-cell table:formula="of:=&quot;('&quot;&amp;[.C10]&amp;&quot;', '&quot;&amp;[.B10]&amp;&quot;', '&quot;&amp;[.J10]&amp;&quot;', '$2y$10$v27SCrX./NbDT7771GDTSOXo1fln9EA3Y0HTaHnWy48UCqbpVxpNK', 1, 1), &quot;" office:value-type="string" office:string-value="('ÍTALO SOARES ', 'ÍTALO RENAN SOARES FREITA', '16315116450', '$2y$10$v27SCrX./NbDT7771GDTSOXo1fln9EA3Y0HTaHnWy48UCqbpVxpNK', 1, 1), " calcext:value-type="string">
            <text:p>('ÍTALO SOARES ', 'ÍTALO RENAN SOARES FREITA', '16315116450', '$2y$10$v27SCrX./NbDT7771GDTSOXo1fln9EA3Y0HTaHnWy48UCqbpVxpNK', 1, 1), </text:p>
          </table:table-cell>
          <table:table-cell table:formula="of:=&quot;UPDATE USUARIOS SET NOME_GUERRA = '&quot;&amp;[.A10]&amp;&quot; &quot;&amp;[.C10]&amp;&quot;' WHERE ID &gt; 401 AND NOME_GUERRA = '&quot;&amp;[.C10]&amp;&quot;';&quot;" office:value-type="string" office:string-value="UPDATE USUARIOS SET NOME_GUERRA = '309 ÍTALO SOARES ' WHERE ID &gt; 401 AND NOME_GUERRA = 'ÍTALO SOARES ';" calcext:value-type="string">
            <text:p>UPDATE USUARIOS SET NOME_GUERRA = '309 ÍTALO SOARES ' WHERE ID &gt; 401 AND NOME_GUERRA = 'ÍTALO SOARES '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ABRIEL CALAÇA DE ARAUJO ALVES</text:p>
          </table:table-cell>
          <table:table-cell office:value-type="string" calcext:value-type="string">
            <text:p>CALAÇ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1363704" calcext:value-type="float">
            <text:p>8199136370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758420495" calcext:value-type="float">
            <text:p>15758420495</text:p>
          </table:table-cell>
          <table:table-cell table:formula="of:=&quot;('&quot;&amp;[.C11]&amp;&quot;', '&quot;&amp;[.B11]&amp;&quot;', '&quot;&amp;[.J11]&amp;&quot;', '$2y$10$v27SCrX./NbDT7771GDTSOXo1fln9EA3Y0HTaHnWy48UCqbpVxpNK', 1, 1), &quot;" office:value-type="string" office:string-value="('CALAÇA', 'GABRIEL CALAÇA DE ARAUJO ALVES', '15758420495', '$2y$10$v27SCrX./NbDT7771GDTSOXo1fln9EA3Y0HTaHnWy48UCqbpVxpNK', 1, 1), " calcext:value-type="string">
            <text:p>('CALAÇA', 'GABRIEL CALAÇA DE ARAUJO ALVES', '15758420495', '$2y$10$v27SCrX./NbDT7771GDTSOXo1fln9EA3Y0HTaHnWy48UCqbpVxpNK', 1, 1), </text:p>
          </table:table-cell>
          <table:table-cell table:formula="of:=&quot;UPDATE USUARIOS SET NOME_GUERRA = '&quot;&amp;[.A11]&amp;&quot; &quot;&amp;[.C11]&amp;&quot;' WHERE ID &gt; 401 AND NOME_GUERRA = '&quot;&amp;[.C11]&amp;&quot;';&quot;" office:value-type="string" office:string-value="UPDATE USUARIOS SET NOME_GUERRA = '310 CALAÇA' WHERE ID &gt; 401 AND NOME_GUERRA = 'CALAÇA';" calcext:value-type="string">
            <text:p>UPDATE USUARIOS SET NOME_GUERRA = '310 CALAÇA' WHERE ID &gt; 401 AND NOME_GUERRA = 'CALAÇA'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AFAEL BERNARDO DOS SANTOS SILVA</text:p>
          </table:table-cell>
          <table:table-cell office:value-type="string" calcext:value-type="string">
            <text:p>BERNARD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1998628443" calcext:value-type="float">
            <text:p>8199862844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4409921428" calcext:value-type="float">
            <text:p>14409921428</text:p>
          </table:table-cell>
          <table:table-cell table:formula="of:=&quot;('&quot;&amp;[.C12]&amp;&quot;', '&quot;&amp;[.B12]&amp;&quot;', '&quot;&amp;[.J12]&amp;&quot;', '$2y$10$v27SCrX./NbDT7771GDTSOXo1fln9EA3Y0HTaHnWy48UCqbpVxpNK', 1, 1), &quot;" office:value-type="string" office:string-value="('BERNARDO', 'RAFAEL BERNARDO DOS SANTOS SILVA', '14409921428', '$2y$10$v27SCrX./NbDT7771GDTSOXo1fln9EA3Y0HTaHnWy48UCqbpVxpNK', 1, 1), " calcext:value-type="string">
            <text:p>('BERNARDO', 'RAFAEL BERNARDO DOS SANTOS SILVA', '14409921428', '$2y$10$v27SCrX./NbDT7771GDTSOXo1fln9EA3Y0HTaHnWy48UCqbpVxpNK', 1, 1), </text:p>
          </table:table-cell>
          <table:table-cell table:formula="of:=&quot;UPDATE USUARIOS SET NOME_GUERRA = '&quot;&amp;[.A12]&amp;&quot; &quot;&amp;[.C12]&amp;&quot;' WHERE ID &gt; 401 AND NOME_GUERRA = '&quot;&amp;[.C12]&amp;&quot;';&quot;" office:value-type="string" office:string-value="UPDATE USUARIOS SET NOME_GUERRA = '311 BERNARDO' WHERE ID &gt; 401 AND NOME_GUERRA = 'BERNARDO';" calcext:value-type="string">
            <text:p>UPDATE USUARIOS SET NOME_GUERRA = '311 BERNARDO' WHERE ID &gt; 401 AND NOME_GUERRA = 'BERNARDO'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LIAS DE ALBUQUERQUE NASCIMENTO</text:p>
          </table:table-cell>
          <table:table-cell office:value-type="string" calcext:value-type="string">
            <text:p>DE ALBUQUERQU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5586860" calcext:value-type="float">
            <text:p>819855868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991988489" calcext:value-type="float">
            <text:p>15991988489</text:p>
          </table:table-cell>
          <table:table-cell table:formula="of:=&quot;('&quot;&amp;[.C13]&amp;&quot;', '&quot;&amp;[.B13]&amp;&quot;', '&quot;&amp;[.J13]&amp;&quot;', '$2y$10$v27SCrX./NbDT7771GDTSOXo1fln9EA3Y0HTaHnWy48UCqbpVxpNK', 1, 1), &quot;" office:value-type="string" office:string-value="('DE ALBUQUERQUE', 'ELIAS DE ALBUQUERQUE NASCIMENTO', '15991988489', '$2y$10$v27SCrX./NbDT7771GDTSOXo1fln9EA3Y0HTaHnWy48UCqbpVxpNK', 1, 1), " calcext:value-type="string">
            <text:p>('DE ALBUQUERQUE', 'ELIAS DE ALBUQUERQUE NASCIMENTO', '15991988489', '$2y$10$v27SCrX./NbDT7771GDTSOXo1fln9EA3Y0HTaHnWy48UCqbpVxpNK', 1, 1), </text:p>
          </table:table-cell>
          <table:table-cell table:formula="of:=&quot;UPDATE USUARIOS SET NOME_GUERRA = '&quot;&amp;[.A13]&amp;&quot; &quot;&amp;[.C13]&amp;&quot;' WHERE ID &gt; 401 AND NOME_GUERRA = '&quot;&amp;[.C13]&amp;&quot;';&quot;" office:value-type="string" office:string-value="UPDATE USUARIOS SET NOME_GUERRA = '312 DE ALBUQUERQUE' WHERE ID &gt; 401 AND NOME_GUERRA = 'DE ALBUQUERQUE';" calcext:value-type="string">
            <text:p>UPDATE USUARIOS SET NOME_GUERRA = '312 DE ALBUQUERQUE' WHERE ID &gt; 401 AND NOME_GUERRA = 'DE ALBUQUERQUE'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AVID VINICIUS ARAÚJO DA SILVA</text:p>
          </table:table-cell>
          <table:table-cell office:value-type="string" calcext:value-type="string">
            <text:p>ARAÚJ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9850166" calcext:value-type="float">
            <text:p>8199985016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769615490" calcext:value-type="float">
            <text:p>71769615490</text:p>
          </table:table-cell>
          <table:table-cell table:formula="of:=&quot;('&quot;&amp;[.C14]&amp;&quot;', '&quot;&amp;[.B14]&amp;&quot;', '&quot;&amp;[.J14]&amp;&quot;', '$2y$10$v27SCrX./NbDT7771GDTSOXo1fln9EA3Y0HTaHnWy48UCqbpVxpNK', 1, 1), &quot;" office:value-type="string" office:string-value="('ARAÚJO', 'DAVID VINICIUS ARAÚJO DA SILVA', '71769615490', '$2y$10$v27SCrX./NbDT7771GDTSOXo1fln9EA3Y0HTaHnWy48UCqbpVxpNK', 1, 1), " calcext:value-type="string">
            <text:p>('ARAÚJO', 'DAVID VINICIUS ARAÚJO DA SILVA', '71769615490', '$2y$10$v27SCrX./NbDT7771GDTSOXo1fln9EA3Y0HTaHnWy48UCqbpVxpNK', 1, 1), </text:p>
          </table:table-cell>
          <table:table-cell table:formula="of:=&quot;UPDATE USUARIOS SET NOME_GUERRA = '&quot;&amp;[.A14]&amp;&quot; &quot;&amp;[.C14]&amp;&quot;' WHERE ID &gt; 401 AND NOME_GUERRA = '&quot;&amp;[.C14]&amp;&quot;';&quot;" office:value-type="string" office:string-value="UPDATE USUARIOS SET NOME_GUERRA = '313 ARAÚJO' WHERE ID &gt; 401 AND NOME_GUERRA = 'ARAÚJO';" calcext:value-type="string">
            <text:p>UPDATE USUARIOS SET NOME_GUERRA = '313 ARAÚJO' WHERE ID &gt; 401 AND NOME_GUERRA = 'ARAÚJO'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ESLLEY LIMA DO ESPIRITO SANTO</text:p>
          </table:table-cell>
          <table:table-cell office:value-type="string" calcext:value-type="string">
            <text:p>ESPIRITO SAN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8490088" calcext:value-type="float">
            <text:p>8199849008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2015142452" calcext:value-type="float">
            <text:p>72015142452</text:p>
          </table:table-cell>
          <table:table-cell table:formula="of:=&quot;('&quot;&amp;[.C15]&amp;&quot;', '&quot;&amp;[.B15]&amp;&quot;', '&quot;&amp;[.J15]&amp;&quot;', '$2y$10$v27SCrX./NbDT7771GDTSOXo1fln9EA3Y0HTaHnWy48UCqbpVxpNK', 1, 1), &quot;" office:value-type="string" office:string-value="('ESPIRITO SANTO', 'WESLLEY LIMA DO ESPIRITO SANTO', '72015142452', '$2y$10$v27SCrX./NbDT7771GDTSOXo1fln9EA3Y0HTaHnWy48UCqbpVxpNK', 1, 1), " calcext:value-type="string">
            <text:p>('ESPIRITO SANTO', 'WESLLEY LIMA DO ESPIRITO SANTO', '72015142452', '$2y$10$v27SCrX./NbDT7771GDTSOXo1fln9EA3Y0HTaHnWy48UCqbpVxpNK', 1, 1), </text:p>
          </table:table-cell>
          <table:table-cell table:formula="of:=&quot;UPDATE USUARIOS SET NOME_GUERRA = '&quot;&amp;[.A15]&amp;&quot; &quot;&amp;[.C15]&amp;&quot;' WHERE ID &gt; 401 AND NOME_GUERRA = '&quot;&amp;[.C15]&amp;&quot;';&quot;" office:value-type="string" office:string-value="UPDATE USUARIOS SET NOME_GUERRA = '314 ESPIRITO SANTO' WHERE ID &gt; 401 AND NOME_GUERRA = 'ESPIRITO SANTO';" calcext:value-type="string">
            <text:p>UPDATE USUARIOS SET NOME_GUERRA = '314 ESPIRITO SANTO' WHERE ID &gt; 401 AND NOME_GUERRA = 'ESPIRITO SANTO'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AVI HENRIQUE LIMA DA SILVA</text:p>
          </table:table-cell>
          <table:table-cell office:value-type="string" calcext:value-type="string">
            <text:p>HENRIQUE LIMA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4360193" calcext:value-type="float">
            <text:p>8198436019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370707481" calcext:value-type="float">
            <text:p>16370707481</text:p>
          </table:table-cell>
          <table:table-cell table:formula="of:=&quot;('&quot;&amp;[.C16]&amp;&quot;', '&quot;&amp;[.B16]&amp;&quot;', '&quot;&amp;[.J16]&amp;&quot;', '$2y$10$v27SCrX./NbDT7771GDTSOXo1fln9EA3Y0HTaHnWy48UCqbpVxpNK', 1, 1), &quot;" office:value-type="string" office:string-value="('HENRIQUE LIMA', 'DAVI HENRIQUE LIMA DA SILVA', '16370707481', '$2y$10$v27SCrX./NbDT7771GDTSOXo1fln9EA3Y0HTaHnWy48UCqbpVxpNK', 1, 1), " calcext:value-type="string">
            <text:p>('HENRIQUE LIMA', 'DAVI HENRIQUE LIMA DA SILVA', '16370707481', '$2y$10$v27SCrX./NbDT7771GDTSOXo1fln9EA3Y0HTaHnWy48UCqbpVxpNK', 1, 1), </text:p>
          </table:table-cell>
          <table:table-cell table:formula="of:=&quot;UPDATE USUARIOS SET NOME_GUERRA = '&quot;&amp;[.A16]&amp;&quot; &quot;&amp;[.C16]&amp;&quot;' WHERE ID &gt; 401 AND NOME_GUERRA = '&quot;&amp;[.C16]&amp;&quot;';&quot;" office:value-type="string" office:string-value="UPDATE USUARIOS SET NOME_GUERRA = '315 HENRIQUE LIMA' WHERE ID &gt; 401 AND NOME_GUERRA = 'HENRIQUE LIMA';" calcext:value-type="string">
            <text:p>UPDATE USUARIOS SET NOME_GUERRA = '315 HENRIQUE LIMA' WHERE ID &gt; 401 AND NOME_GUERRA = 'HENRIQUE LIMA'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AVI WILLIAN PEREIRA SENA</text:p>
          </table:table-cell>
          <table:table-cell office:value-type="string" calcext:value-type="string">
            <text:p>SEN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4720015" calcext:value-type="float">
            <text:p>81984720015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365641411" calcext:value-type="float">
            <text:p>15365641411</text:p>
          </table:table-cell>
          <table:table-cell table:formula="of:=&quot;('&quot;&amp;[.C17]&amp;&quot;', '&quot;&amp;[.B17]&amp;&quot;', '&quot;&amp;[.J17]&amp;&quot;', '$2y$10$v27SCrX./NbDT7771GDTSOXo1fln9EA3Y0HTaHnWy48UCqbpVxpNK', 1, 1), &quot;" office:value-type="string" office:string-value="('SENA', 'DAVI WILLIAN PEREIRA SENA', '15365641411', '$2y$10$v27SCrX./NbDT7771GDTSOXo1fln9EA3Y0HTaHnWy48UCqbpVxpNK', 1, 1), " calcext:value-type="string">
            <text:p>('SENA', 'DAVI WILLIAN PEREIRA SENA', '15365641411', '$2y$10$v27SCrX./NbDT7771GDTSOXo1fln9EA3Y0HTaHnWy48UCqbpVxpNK', 1, 1), </text:p>
          </table:table-cell>
          <table:table-cell table:formula="of:=&quot;UPDATE USUARIOS SET NOME_GUERRA = '&quot;&amp;[.A17]&amp;&quot; &quot;&amp;[.C17]&amp;&quot;' WHERE ID &gt; 401 AND NOME_GUERRA = '&quot;&amp;[.C17]&amp;&quot;';&quot;" office:value-type="string" office:string-value="UPDATE USUARIOS SET NOME_GUERRA = '316 SENA' WHERE ID &gt; 401 AND NOME_GUERRA = 'SENA';" calcext:value-type="string">
            <text:p>UPDATE USUARIOS SET NOME_GUERRA = '316 SENA' WHERE ID &gt; 401 AND NOME_GUERRA = 'SENA'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HIGOR FLORENTINO DA SILVA</text:p>
          </table:table-cell>
          <table:table-cell office:value-type="string" calcext:value-type="string">
            <text:p>FLORENTI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01546" calcext:value-type="float">
            <text:p>8199620154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134348473" calcext:value-type="float">
            <text:p>16134348473</text:p>
          </table:table-cell>
          <table:table-cell table:formula="of:=&quot;('&quot;&amp;[.C18]&amp;&quot;', '&quot;&amp;[.B18]&amp;&quot;', '&quot;&amp;[.J18]&amp;&quot;', '$2y$10$v27SCrX./NbDT7771GDTSOXo1fln9EA3Y0HTaHnWy48UCqbpVxpNK', 1, 1), &quot;" office:value-type="string" office:string-value="('FLORENTINO', 'HIGOR FLORENTINO DA SILVA', '16134348473', '$2y$10$v27SCrX./NbDT7771GDTSOXo1fln9EA3Y0HTaHnWy48UCqbpVxpNK', 1, 1), " calcext:value-type="string">
            <text:p>('FLORENTINO', 'HIGOR FLORENTINO DA SILVA', '16134348473', '$2y$10$v27SCrX./NbDT7771GDTSOXo1fln9EA3Y0HTaHnWy48UCqbpVxpNK', 1, 1), </text:p>
          </table:table-cell>
          <table:table-cell table:formula="of:=&quot;UPDATE USUARIOS SET NOME_GUERRA = '&quot;&amp;[.A18]&amp;&quot; &quot;&amp;[.C18]&amp;&quot;' WHERE ID &gt; 401 AND NOME_GUERRA = '&quot;&amp;[.C18]&amp;&quot;';&quot;" office:value-type="string" office:string-value="UPDATE USUARIOS SET NOME_GUERRA = '317 FLORENTINO' WHERE ID &gt; 401 AND NOME_GUERRA = 'FLORENTINO';" calcext:value-type="string">
            <text:p>UPDATE USUARIOS SET NOME_GUERRA = '317 FLORENTINO' WHERE ID &gt; 401 AND NOME_GUERRA = 'FLORENTINO'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ABRYEL HENRIQUE REGO TAVARES</text:p>
          </table:table-cell>
          <table:table-cell office:value-type="string" calcext:value-type="string">
            <text:p>GABRYEL HENRIQU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635594" calcext:value-type="float">
            <text:p>8199663559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9820583497" calcext:value-type="float">
            <text:p>9820583497</text:p>
          </table:table-cell>
          <table:table-cell table:formula="of:=&quot;('&quot;&amp;[.C19]&amp;&quot;', '&quot;&amp;[.B19]&amp;&quot;', '&quot;&amp;[.J19]&amp;&quot;', '$2y$10$v27SCrX./NbDT7771GDTSOXo1fln9EA3Y0HTaHnWy48UCqbpVxpNK', 1, 1), &quot;" office:value-type="string" office:string-value="('GABRYEL HENRIQUE', 'GABRYEL HENRIQUE REGO TAVARES', '9820583497', '$2y$10$v27SCrX./NbDT7771GDTSOXo1fln9EA3Y0HTaHnWy48UCqbpVxpNK', 1, 1), " calcext:value-type="string">
            <text:p>('GABRYEL HENRIQUE', 'GABRYEL HENRIQUE REGO TAVARES', '9820583497', '$2y$10$v27SCrX./NbDT7771GDTSOXo1fln9EA3Y0HTaHnWy48UCqbpVxpNK', 1, 1), </text:p>
          </table:table-cell>
          <table:table-cell table:formula="of:=&quot;UPDATE USUARIOS SET NOME_GUERRA = '&quot;&amp;[.A19]&amp;&quot; &quot;&amp;[.C19]&amp;&quot;' WHERE ID &gt; 401 AND NOME_GUERRA = '&quot;&amp;[.C19]&amp;&quot;';&quot;" office:value-type="string" office:string-value="UPDATE USUARIOS SET NOME_GUERRA = '318 GABRYEL HENRIQUE' WHERE ID &gt; 401 AND NOME_GUERRA = 'GABRYEL HENRIQUE';" calcext:value-type="string">
            <text:p>UPDATE USUARIOS SET NOME_GUERRA = '318 GABRYEL HENRIQUE' WHERE ID &gt; 401 AND NOME_GUERRA = 'GABRYEL HENRIQUE'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AUA VITOR SANTANA FERREIRA</text:p>
          </table:table-cell>
          <table:table-cell office:value-type="string" calcext:value-type="string">
            <text:p>SANTA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23396" calcext:value-type="float">
            <text:p>8199622339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858088490" calcext:value-type="float">
            <text:p>15858088490</text:p>
          </table:table-cell>
          <table:table-cell table:formula="of:=&quot;('&quot;&amp;[.C20]&amp;&quot;', '&quot;&amp;[.B20]&amp;&quot;', '&quot;&amp;[.J20]&amp;&quot;', '$2y$10$v27SCrX./NbDT7771GDTSOXo1fln9EA3Y0HTaHnWy48UCqbpVxpNK', 1, 1), &quot;" office:value-type="string" office:string-value="('SANTANA', 'KAUA VITOR SANTANA FERREIRA', '15858088490', '$2y$10$v27SCrX./NbDT7771GDTSOXo1fln9EA3Y0HTaHnWy48UCqbpVxpNK', 1, 1), " calcext:value-type="string">
            <text:p>('SANTANA', 'KAUA VITOR SANTANA FERREIRA', '15858088490', '$2y$10$v27SCrX./NbDT7771GDTSOXo1fln9EA3Y0HTaHnWy48UCqbpVxpNK', 1, 1), </text:p>
          </table:table-cell>
          <table:table-cell table:formula="of:=&quot;UPDATE USUARIOS SET NOME_GUERRA = '&quot;&amp;[.A20]&amp;&quot; &quot;&amp;[.C20]&amp;&quot;' WHERE ID &gt; 401 AND NOME_GUERRA = '&quot;&amp;[.C20]&amp;&quot;';&quot;" office:value-type="string" office:string-value="UPDATE USUARIOS SET NOME_GUERRA = '319 SANTANA' WHERE ID &gt; 401 AND NOME_GUERRA = 'SANTANA';" calcext:value-type="string">
            <text:p>UPDATE USUARIOS SET NOME_GUERRA = '319 SANTANA' WHERE ID &gt; 401 AND NOME_GUERRA = 'SANTANA'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JHUAN TAVARES PEREIRA ALVES</text:p>
          </table:table-cell>
          <table:table-cell office:value-type="string" calcext:value-type="string">
            <text:p>JHUA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5727233" calcext:value-type="float">
            <text:p>8199572723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0572525443" calcext:value-type="float">
            <text:p>70572525443</text:p>
          </table:table-cell>
          <table:table-cell table:formula="of:=&quot;('&quot;&amp;[.C21]&amp;&quot;', '&quot;&amp;[.B21]&amp;&quot;', '&quot;&amp;[.J21]&amp;&quot;', '$2y$10$v27SCrX./NbDT7771GDTSOXo1fln9EA3Y0HTaHnWy48UCqbpVxpNK', 1, 1), &quot;" office:value-type="string" office:string-value="('JHUAN', 'JHUAN TAVARES PEREIRA ALVES', '70572525443', '$2y$10$v27SCrX./NbDT7771GDTSOXo1fln9EA3Y0HTaHnWy48UCqbpVxpNK', 1, 1), " calcext:value-type="string">
            <text:p>('JHUAN', 'JHUAN TAVARES PEREIRA ALVES', '70572525443', '$2y$10$v27SCrX./NbDT7771GDTSOXo1fln9EA3Y0HTaHnWy48UCqbpVxpNK', 1, 1), </text:p>
          </table:table-cell>
          <table:table-cell table:formula="of:=&quot;UPDATE USUARIOS SET NOME_GUERRA = '&quot;&amp;[.A21]&amp;&quot; &quot;&amp;[.C21]&amp;&quot;' WHERE ID &gt; 401 AND NOME_GUERRA = '&quot;&amp;[.C21]&amp;&quot;';&quot;" office:value-type="string" office:string-value="UPDATE USUARIOS SET NOME_GUERRA = '320 JHUAN' WHERE ID &gt; 401 AND NOME_GUERRA = 'JHUAN';" calcext:value-type="string">
            <text:p>UPDATE USUARIOS SET NOME_GUERRA = '320 JHUAN' WHERE ID &gt; 401 AND NOME_GUERRA = 'JHUAN'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THEUS RODRIGUES DE SANTANA SANTOS</text:p>
          </table:table-cell>
          <table:table-cell office:value-type="string" calcext:value-type="string">
            <text:p>MATHEU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4102220" calcext:value-type="float">
            <text:p>8199410222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0663200423" calcext:value-type="float">
            <text:p>70663200423</text:p>
          </table:table-cell>
          <table:table-cell table:formula="of:=&quot;('&quot;&amp;[.C22]&amp;&quot;', '&quot;&amp;[.B22]&amp;&quot;', '&quot;&amp;[.J22]&amp;&quot;', '$2y$10$v27SCrX./NbDT7771GDTSOXo1fln9EA3Y0HTaHnWy48UCqbpVxpNK', 1, 1), &quot;" office:value-type="string" office:string-value="('MATHEUS', 'MATHEUS RODRIGUES DE SANTANA SANTOS', '70663200423', '$2y$10$v27SCrX./NbDT7771GDTSOXo1fln9EA3Y0HTaHnWy48UCqbpVxpNK', 1, 1), " calcext:value-type="string">
            <text:p>('MATHEUS', 'MATHEUS RODRIGUES DE SANTANA SANTOS', '70663200423', '$2y$10$v27SCrX./NbDT7771GDTSOXo1fln9EA3Y0HTaHnWy48UCqbpVxpNK', 1, 1), </text:p>
          </table:table-cell>
          <table:table-cell table:formula="of:=&quot;UPDATE USUARIOS SET NOME_GUERRA = '&quot;&amp;[.A22]&amp;&quot; &quot;&amp;[.C22]&amp;&quot;' WHERE ID &gt; 401 AND NOME_GUERRA = '&quot;&amp;[.C22]&amp;&quot;';&quot;" office:value-type="string" office:string-value="UPDATE USUARIOS SET NOME_GUERRA = '321 MATHEUS' WHERE ID &gt; 401 AND NOME_GUERRA = 'MATHEUS';" calcext:value-type="string">
            <text:p>UPDATE USUARIOS SET NOME_GUERRA = '321 MATHEUS' WHERE ID &gt; 401 AND NOME_GUERRA = 'MATHEUS'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OAO DE SOUZA PONTES NETO</text:p>
          </table:table-cell>
          <table:table-cell office:value-type="string" calcext:value-type="string">
            <text:p>SOUZA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7133480" calcext:value-type="float">
            <text:p>8198713348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3405450470" calcext:value-type="float">
            <text:p>13405450470</text:p>
          </table:table-cell>
          <table:table-cell table:formula="of:=&quot;('&quot;&amp;[.C23]&amp;&quot;', '&quot;&amp;[.B23]&amp;&quot;', '&quot;&amp;[.J23]&amp;&quot;', '$2y$10$v27SCrX./NbDT7771GDTSOXo1fln9EA3Y0HTaHnWy48UCqbpVxpNK', 1, 1), &quot;" office:value-type="string" office:string-value="('SOUZA', 'JOAO DE SOUZA PONTES NETO', '13405450470', '$2y$10$v27SCrX./NbDT7771GDTSOXo1fln9EA3Y0HTaHnWy48UCqbpVxpNK', 1, 1), " calcext:value-type="string">
            <text:p>('SOUZA', 'JOAO DE SOUZA PONTES NETO', '13405450470', '$2y$10$v27SCrX./NbDT7771GDTSOXo1fln9EA3Y0HTaHnWy48UCqbpVxpNK', 1, 1), </text:p>
          </table:table-cell>
          <table:table-cell table:formula="of:=&quot;UPDATE USUARIOS SET NOME_GUERRA = '&quot;&amp;[.A23]&amp;&quot; &quot;&amp;[.C23]&amp;&quot;' WHERE ID &gt; 401 AND NOME_GUERRA = '&quot;&amp;[.C23]&amp;&quot;';&quot;" office:value-type="string" office:string-value="UPDATE USUARIOS SET NOME_GUERRA = '322 SOUZA' WHERE ID &gt; 401 AND NOME_GUERRA = 'SOUZA';" calcext:value-type="string">
            <text:p>UPDATE USUARIOS SET NOME_GUERRA = '322 SOUZA' WHERE ID &gt; 401 AND NOME_GUERRA = 'SOUZA'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OAO PEDRO RODRIGUES DO NASCIMENTO</text:p>
          </table:table-cell>
          <table:table-cell office:value-type="string" calcext:value-type="string">
            <text:p>PEDRO RODRIGUES 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3655153" calcext:value-type="float">
            <text:p>8199365515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039436317" calcext:value-type="float">
            <text:p>16039436317</text:p>
          </table:table-cell>
          <table:table-cell table:formula="of:=&quot;('&quot;&amp;[.C24]&amp;&quot;', '&quot;&amp;[.B24]&amp;&quot;', '&quot;&amp;[.J24]&amp;&quot;', '$2y$10$v27SCrX./NbDT7771GDTSOXo1fln9EA3Y0HTaHnWy48UCqbpVxpNK', 1, 1), &quot;" office:value-type="string" office:string-value="('PEDRO RODRIGUES ', 'JOAO PEDRO RODRIGUES DO NASCIMENTO', '16039436317', '$2y$10$v27SCrX./NbDT7771GDTSOXo1fln9EA3Y0HTaHnWy48UCqbpVxpNK', 1, 1), " calcext:value-type="string">
            <text:p>('PEDRO RODRIGUES ', 'JOAO PEDRO RODRIGUES DO NASCIMENTO', '16039436317', '$2y$10$v27SCrX./NbDT7771GDTSOXo1fln9EA3Y0HTaHnWy48UCqbpVxpNK', 1, 1), </text:p>
          </table:table-cell>
          <table:table-cell table:formula="of:=&quot;UPDATE USUARIOS SET NOME_GUERRA = '&quot;&amp;[.A24]&amp;&quot; &quot;&amp;[.C24]&amp;&quot;' WHERE ID &gt; 401 AND NOME_GUERRA = '&quot;&amp;[.C24]&amp;&quot;';&quot;" office:value-type="string" office:string-value="UPDATE USUARIOS SET NOME_GUERRA = '323 PEDRO RODRIGUES ' WHERE ID &gt; 401 AND NOME_GUERRA = 'PEDRO RODRIGUES ';" calcext:value-type="string">
            <text:p>UPDATE USUARIOS SET NOME_GUERRA = '323 PEDRO RODRIGUES ' WHERE ID &gt; 401 AND NOME_GUERRA = 'PEDRO RODRIGUES '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RAN TAVARES DA SILVA DE OLIVEIRA</text:p>
          </table:table-cell>
          <table:table-cell office:value-type="string" calcext:value-type="string">
            <text:p>IR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2172639" calcext:value-type="float">
            <text:p>81992172639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574874482" calcext:value-type="float">
            <text:p>15574874482</text:p>
          </table:table-cell>
          <table:table-cell table:formula="of:=&quot;('&quot;&amp;[.C25]&amp;&quot;', '&quot;&amp;[.B25]&amp;&quot;', '&quot;&amp;[.J25]&amp;&quot;', '$2y$10$v27SCrX./NbDT7771GDTSOXo1fln9EA3Y0HTaHnWy48UCqbpVxpNK', 1, 1), &quot;" office:value-type="string" office:string-value="('IRAN', 'IRAN TAVARES DA SILVA DE OLIVEIRA', '15574874482', '$2y$10$v27SCrX./NbDT7771GDTSOXo1fln9EA3Y0HTaHnWy48UCqbpVxpNK', 1, 1), " calcext:value-type="string">
            <text:p>('IRAN', 'IRAN TAVARES DA SILVA DE OLIVEIRA', '15574874482', '$2y$10$v27SCrX./NbDT7771GDTSOXo1fln9EA3Y0HTaHnWy48UCqbpVxpNK', 1, 1), </text:p>
          </table:table-cell>
          <table:table-cell table:formula="of:=&quot;UPDATE USUARIOS SET NOME_GUERRA = '&quot;&amp;[.A25]&amp;&quot; &quot;&amp;[.C25]&amp;&quot;' WHERE ID &gt; 401 AND NOME_GUERRA = '&quot;&amp;[.C25]&amp;&quot;';&quot;" office:value-type="string" office:string-value="UPDATE USUARIOS SET NOME_GUERRA = '324 IRAN' WHERE ID &gt; 401 AND NOME_GUERRA = 'IRAN';" calcext:value-type="string">
            <text:p>UPDATE USUARIOS SET NOME_GUERRA = '324 IRAN' WHERE ID &gt; 401 AND NOME_GUERRA = 'IRAN'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USTAVO DA SILVA MENDES</text:p>
          </table:table-cell>
          <table:table-cell office:value-type="string" calcext:value-type="string">
            <text:p>GUSTAVO 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6023448" calcext:value-type="float">
            <text:p>8199602344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171997438" calcext:value-type="float">
            <text:p>15171997438</text:p>
          </table:table-cell>
          <table:table-cell table:formula="of:=&quot;('&quot;&amp;[.C26]&amp;&quot;', '&quot;&amp;[.B26]&amp;&quot;', '&quot;&amp;[.J26]&amp;&quot;', '$2y$10$v27SCrX./NbDT7771GDTSOXo1fln9EA3Y0HTaHnWy48UCqbpVxpNK', 1, 1), &quot;" office:value-type="string" office:string-value="('GUSTAVO ', 'GUSTAVO DA SILVA MENDES', '15171997438', '$2y$10$v27SCrX./NbDT7771GDTSOXo1fln9EA3Y0HTaHnWy48UCqbpVxpNK', 1, 1), " calcext:value-type="string">
            <text:p>('GUSTAVO ', 'GUSTAVO DA SILVA MENDES', '15171997438', '$2y$10$v27SCrX./NbDT7771GDTSOXo1fln9EA3Y0HTaHnWy48UCqbpVxpNK', 1, 1), </text:p>
          </table:table-cell>
          <table:table-cell table:formula="of:=&quot;UPDATE USUARIOS SET NOME_GUERRA = '&quot;&amp;[.A26]&amp;&quot; &quot;&amp;[.C26]&amp;&quot;' WHERE ID &gt; 401 AND NOME_GUERRA = '&quot;&amp;[.C26]&amp;&quot;';&quot;" office:value-type="string" office:string-value="UPDATE USUARIOS SET NOME_GUERRA = '325 GUSTAVO ' WHERE ID &gt; 401 AND NOME_GUERRA = 'GUSTAVO ';" calcext:value-type="string">
            <text:p>UPDATE USUARIOS SET NOME_GUERRA = '325 GUSTAVO ' WHERE ID &gt; 401 AND NOME_GUERRA = 'GUSTAVO '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IGOR VINICIUS OLIVEIRA FERREIRA</text:p>
          </table:table-cell>
          <table:table-cell office:value-type="string" calcext:value-type="string">
            <text:p>HIG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92225316" calcext:value-type="float">
            <text:p>8199222531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7347348412" calcext:value-type="float">
            <text:p>17347348412</text:p>
          </table:table-cell>
          <table:table-cell table:formula="of:=&quot;('&quot;&amp;[.C27]&amp;&quot;', '&quot;&amp;[.B27]&amp;&quot;', '&quot;&amp;[.J27]&amp;&quot;', '$2y$10$v27SCrX./NbDT7771GDTSOXo1fln9EA3Y0HTaHnWy48UCqbpVxpNK', 1, 1), &quot;" office:value-type="string" office:string-value="('HIGOR', 'HIGOR VINICIUS OLIVEIRA FERREIRA', '17347348412', '$2y$10$v27SCrX./NbDT7771GDTSOXo1fln9EA3Y0HTaHnWy48UCqbpVxpNK', 1, 1), " calcext:value-type="string">
            <text:p>('HIGOR', 'HIGOR VINICIUS OLIVEIRA FERREIRA', '17347348412', '$2y$10$v27SCrX./NbDT7771GDTSOXo1fln9EA3Y0HTaHnWy48UCqbpVxpNK', 1, 1), </text:p>
          </table:table-cell>
          <table:table-cell table:formula="of:=&quot;UPDATE USUARIOS SET NOME_GUERRA = '&quot;&amp;[.A27]&amp;&quot; &quot;&amp;[.C27]&amp;&quot;' WHERE ID &gt; 401 AND NOME_GUERRA = '&quot;&amp;[.C27]&amp;&quot;';&quot;" office:value-type="string" office:string-value="UPDATE USUARIOS SET NOME_GUERRA = '326 HIGOR' WHERE ID &gt; 401 AND NOME_GUERRA = 'HIGOR';" calcext:value-type="string">
            <text:p>UPDATE USUARIOS SET NOME_GUERRA = '326 HIGOR' WHERE ID &gt; 401 AND NOME_GUERRA = 'HIGOR'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STEVÃO RAFAEL SANTOS ALVES</text:p>
          </table:table-cell>
          <table:table-cell office:value-type="string" calcext:value-type="string">
            <text:p>ESTEVÃ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60166300" calcext:value-type="float">
            <text:p>819601663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3768893405" calcext:value-type="float">
            <text:p>13768893405</text:p>
          </table:table-cell>
          <table:table-cell table:formula="of:=&quot;('&quot;&amp;[.C28]&amp;&quot;', '&quot;&amp;[.B28]&amp;&quot;', '&quot;&amp;[.J28]&amp;&quot;', '$2y$10$v27SCrX./NbDT7771GDTSOXo1fln9EA3Y0HTaHnWy48UCqbpVxpNK', 1, 1), &quot;" office:value-type="string" office:string-value="('ESTEVÃO', 'ESTEVÃO RAFAEL SANTOS ALVES', '13768893405', '$2y$10$v27SCrX./NbDT7771GDTSOXo1fln9EA3Y0HTaHnWy48UCqbpVxpNK', 1, 1), " calcext:value-type="string">
            <text:p>('ESTEVÃO', 'ESTEVÃO RAFAEL SANTOS ALVES', '13768893405', '$2y$10$v27SCrX./NbDT7771GDTSOXo1fln9EA3Y0HTaHnWy48UCqbpVxpNK', 1, 1), </text:p>
          </table:table-cell>
          <table:table-cell table:formula="of:=&quot;UPDATE USUARIOS SET NOME_GUERRA = '&quot;&amp;[.A28]&amp;&quot; &quot;&amp;[.C28]&amp;&quot;' WHERE ID &gt; 401 AND NOME_GUERRA = '&quot;&amp;[.C28]&amp;&quot;';&quot;" office:value-type="string" office:string-value="UPDATE USUARIOS SET NOME_GUERRA = '327 ESTEVÃO' WHERE ID &gt; 401 AND NOME_GUERRA = 'ESTEVÃO';" calcext:value-type="string">
            <text:p>UPDATE USUARIOS SET NOME_GUERRA = '327 ESTEVÃO' WHERE ID &gt; 401 AND NOME_GUERRA = 'ESTEVÃO'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LISEU BARBOSA DA SILVA</text:p>
          </table:table-cell>
          <table:table-cell office:value-type="string" calcext:value-type="string">
            <text:p>ELISEU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89672169" calcext:value-type="float">
            <text:p>819896721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101272490" calcext:value-type="float">
            <text:p>71101272490</text:p>
          </table:table-cell>
          <table:table-cell table:formula="of:=&quot;('&quot;&amp;[.C29]&amp;&quot;', '&quot;&amp;[.B29]&amp;&quot;', '&quot;&amp;[.J29]&amp;&quot;', '$2y$10$v27SCrX./NbDT7771GDTSOXo1fln9EA3Y0HTaHnWy48UCqbpVxpNK', 1, 1), &quot;" office:value-type="string" office:string-value="('ELISEU', 'ELISEU BARBOSA DA SILVA', '71101272490', '$2y$10$v27SCrX./NbDT7771GDTSOXo1fln9EA3Y0HTaHnWy48UCqbpVxpNK', 1, 1), " calcext:value-type="string">
            <text:p>('ELISEU', 'ELISEU BARBOSA DA SILVA', '71101272490', '$2y$10$v27SCrX./NbDT7771GDTSOXo1fln9EA3Y0HTaHnWy48UCqbpVxpNK', 1, 1), </text:p>
          </table:table-cell>
          <table:table-cell table:formula="of:=&quot;UPDATE USUARIOS SET NOME_GUERRA = '&quot;&amp;[.A29]&amp;&quot; &quot;&amp;[.C29]&amp;&quot;' WHERE ID &gt; 401 AND NOME_GUERRA = '&quot;&amp;[.C29]&amp;&quot;';&quot;" office:value-type="string" office:string-value="UPDATE USUARIOS SET NOME_GUERRA = '328 ELISEU' WHERE ID &gt; 401 AND NOME_GUERRA = 'ELISEU';" calcext:value-type="string">
            <text:p>UPDATE USUARIOS SET NOME_GUERRA = '328 ELISEU' WHERE ID &gt; 401 AND NOME_GUERRA = 'ELISEU'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HALES LIMA DA SILVA</text:p>
          </table:table-cell>
          <table:table-cell office:value-type="string" calcext:value-type="string">
            <text:p>THAL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85219674" calcext:value-type="float">
            <text:p>8198521967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4488470440" calcext:value-type="float">
            <text:p>14488470440</text:p>
          </table:table-cell>
          <table:table-cell table:formula="of:=&quot;('&quot;&amp;[.C30]&amp;&quot;', '&quot;&amp;[.B30]&amp;&quot;', '&quot;&amp;[.J30]&amp;&quot;', '$2y$10$v27SCrX./NbDT7771GDTSOXo1fln9EA3Y0HTaHnWy48UCqbpVxpNK', 1, 1), &quot;" office:value-type="string" office:string-value="('THALES', 'THALES LIMA DA SILVA', '14488470440', '$2y$10$v27SCrX./NbDT7771GDTSOXo1fln9EA3Y0HTaHnWy48UCqbpVxpNK', 1, 1), " calcext:value-type="string">
            <text:p>('THALES', 'THALES LIMA DA SILVA', '14488470440', '$2y$10$v27SCrX./NbDT7771GDTSOXo1fln9EA3Y0HTaHnWy48UCqbpVxpNK', 1, 1), </text:p>
          </table:table-cell>
          <table:table-cell table:formula="of:=&quot;UPDATE USUARIOS SET NOME_GUERRA = '&quot;&amp;[.A30]&amp;&quot; &quot;&amp;[.C30]&amp;&quot;' WHERE ID &gt; 401 AND NOME_GUERRA = '&quot;&amp;[.C30]&amp;&quot;';&quot;" office:value-type="string" office:string-value="UPDATE USUARIOS SET NOME_GUERRA = '329 THALES' WHERE ID &gt; 401 AND NOME_GUERRA = 'THALES';" calcext:value-type="string">
            <text:p>UPDATE USUARIOS SET NOME_GUERRA = '329 THALES' WHERE ID &gt; 401 AND NOME_GUERRA = 'THALES'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KAUA MANOEL FAUSTINO DOS SANTOS</text:p>
          </table:table-cell>
          <table:table-cell office:value-type="string" calcext:value-type="string">
            <text:p>FAUSTIN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98266362" calcext:value-type="float">
            <text:p>8199826636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2786416450" calcext:value-type="float">
            <text:p>12786416450</text:p>
          </table:table-cell>
          <table:table-cell table:formula="of:=&quot;('&quot;&amp;[.C32]&amp;&quot;', '&quot;&amp;[.B32]&amp;&quot;', '&quot;&amp;[.J32]&amp;&quot;', '$2y$10$v27SCrX./NbDT7771GDTSOXo1fln9EA3Y0HTaHnWy48UCqbpVxpNK', 1, 1), &quot;" office:value-type="string" office:string-value="('FAUSTINO', 'KAUA MANOEL FAUSTINO DOS SANTOS', '12786416450', '$2y$10$v27SCrX./NbDT7771GDTSOXo1fln9EA3Y0HTaHnWy48UCqbpVxpNK', 1, 1), " calcext:value-type="string">
            <text:p>('FAUSTINO', 'KAUA MANOEL FAUSTINO DOS SANTOS', '12786416450', '$2y$10$v27SCrX./NbDT7771GDTSOXo1fln9EA3Y0HTaHnWy48UCqbpVxpNK', 1, 1), </text:p>
          </table:table-cell>
          <table:table-cell table:formula="of:=&quot;UPDATE USUARIOS SET NOME_GUERRA = '&quot;&amp;[.A32]&amp;&quot; &quot;&amp;[.C32]&amp;&quot;' WHERE ID &gt; 401 AND NOME_GUERRA = '&quot;&amp;[.C32]&amp;&quot;';&quot;" office:value-type="string" office:string-value="UPDATE USUARIOS SET NOME_GUERRA = '331 FAUSTINO' WHERE ID &gt; 401 AND NOME_GUERRA = 'FAUSTINO';" calcext:value-type="string">
            <text:p>UPDATE USUARIOS SET NOME_GUERRA = '331 FAUSTINO' WHERE ID &gt; 401 AND NOME_GUERRA = 'FAUSTINO'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DRYONN TAUAN CONCEICAO DA SILVA</text:p>
          </table:table-cell>
          <table:table-cell office:value-type="string" calcext:value-type="string">
            <text:p>TAUA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88608405" calcext:value-type="float">
            <text:p>81988608405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877982495" calcext:value-type="float">
            <text:p>16877982495</text:p>
          </table:table-cell>
          <table:table-cell table:formula="of:=&quot;('&quot;&amp;[.C34]&amp;&quot;', '&quot;&amp;[.B34]&amp;&quot;', '&quot;&amp;[.J34]&amp;&quot;', '$2y$10$v27SCrX./NbDT7771GDTSOXo1fln9EA3Y0HTaHnWy48UCqbpVxpNK', 1, 1), &quot;" office:value-type="string" office:string-value="('TAUAN', 'ADRYONN TAUAN CONCEICAO DA SILVA', '16877982495', '$2y$10$v27SCrX./NbDT7771GDTSOXo1fln9EA3Y0HTaHnWy48UCqbpVxpNK', 1, 1), " calcext:value-type="string">
            <text:p>('TAUAN', 'ADRYONN TAUAN CONCEICAO DA SILVA', '16877982495', '$2y$10$v27SCrX./NbDT7771GDTSOXo1fln9EA3Y0HTaHnWy48UCqbpVxpNK', 1, 1), </text:p>
          </table:table-cell>
          <table:table-cell table:formula="of:=&quot;UPDATE USUARIOS SET NOME_GUERRA = '&quot;&amp;[.A34]&amp;&quot; &quot;&amp;[.C34]&amp;&quot;' WHERE ID &gt; 401 AND NOME_GUERRA = '&quot;&amp;[.C34]&amp;&quot;';&quot;" office:value-type="string" office:string-value="UPDATE USUARIOS SET NOME_GUERRA = '345 TAUAN' WHERE ID &gt; 401 AND NOME_GUERRA = 'TAUAN';" calcext:value-type="string">
            <text:p>UPDATE USUARIOS SET NOME_GUERRA = '345 TAUAN' WHERE ID &gt; 401 AND NOME_GUERRA = 'TAUAN'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KILLYS CAUA DA SILVA</text:p>
          </table:table-cell>
          <table:table-cell office:value-type="string" calcext:value-type="string">
            <text:p>AKILLY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7275170" calcext:value-type="float">
            <text:p>8199727517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967743490" calcext:value-type="float">
            <text:p>16967743490</text:p>
          </table:table-cell>
          <table:table-cell table:formula="of:=&quot;('&quot;&amp;[.C35]&amp;&quot;', '&quot;&amp;[.B35]&amp;&quot;', '&quot;&amp;[.J35]&amp;&quot;', '$2y$10$v27SCrX./NbDT7771GDTSOXo1fln9EA3Y0HTaHnWy48UCqbpVxpNK', 1, 1), &quot;" office:value-type="string" office:string-value="('AKILLYS', 'AKILLYS CAUA DA SILVA', '16967743490', '$2y$10$v27SCrX./NbDT7771GDTSOXo1fln9EA3Y0HTaHnWy48UCqbpVxpNK', 1, 1), " calcext:value-type="string">
            <text:p>('AKILLYS', 'AKILLYS CAUA DA SILVA', '16967743490', '$2y$10$v27SCrX./NbDT7771GDTSOXo1fln9EA3Y0HTaHnWy48UCqbpVxpNK', 1, 1), </text:p>
          </table:table-cell>
          <table:table-cell table:formula="of:=&quot;UPDATE USUARIOS SET NOME_GUERRA = '&quot;&amp;[.A35]&amp;&quot; &quot;&amp;[.C35]&amp;&quot;' WHERE ID &gt; 401 AND NOME_GUERRA = '&quot;&amp;[.C35]&amp;&quot;';&quot;" office:value-type="string" office:string-value="UPDATE USUARIOS SET NOME_GUERRA = '343 AKILLYS' WHERE ID &gt; 401 AND NOME_GUERRA = 'AKILLYS';" calcext:value-type="string">
            <text:p>UPDATE USUARIOS SET NOME_GUERRA = '343 AKILLYS' WHERE ID &gt; 401 AND NOME_GUERRA = 'AKILLYS'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ÁLVARO PAULO FRANCISCO JÚNIOR</text:p>
          </table:table-cell>
          <table:table-cell office:value-type="string" calcext:value-type="string">
            <text:p>FRANCISC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89719" calcext:value-type="float">
            <text:p>8199938971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067111461" calcext:value-type="float">
            <text:p>15067111461</text:p>
          </table:table-cell>
          <table:table-cell table:formula="of:=&quot;('&quot;&amp;[.C36]&amp;&quot;', '&quot;&amp;[.B36]&amp;&quot;', '&quot;&amp;[.J36]&amp;&quot;', '$2y$10$v27SCrX./NbDT7771GDTSOXo1fln9EA3Y0HTaHnWy48UCqbpVxpNK', 1, 1), &quot;" office:value-type="string" office:string-value="('FRANCISCO', 'ÁLVARO PAULO FRANCISCO JÚNIOR', '15067111461', '$2y$10$v27SCrX./NbDT7771GDTSOXo1fln9EA3Y0HTaHnWy48UCqbpVxpNK', 1, 1), " calcext:value-type="string">
            <text:p>('FRANCISCO', 'ÁLVARO PAULO FRANCISCO JÚNIOR', '15067111461', '$2y$10$v27SCrX./NbDT7771GDTSOXo1fln9EA3Y0HTaHnWy48UCqbpVxpNK', 1, 1), </text:p>
          </table:table-cell>
          <table:table-cell table:formula="of:=&quot;UPDATE USUARIOS SET NOME_GUERRA = '&quot;&amp;[.A36]&amp;&quot; &quot;&amp;[.C36]&amp;&quot;' WHERE ID &gt; 401 AND NOME_GUERRA = '&quot;&amp;[.C36]&amp;&quot;';&quot;" office:value-type="string" office:string-value="UPDATE USUARIOS SET NOME_GUERRA = '344 FRANCISCO' WHERE ID &gt; 401 AND NOME_GUERRA = 'FRANCISCO';" calcext:value-type="string">
            <text:p>UPDATE USUARIOS SET NOME_GUERRA = '344 FRANCISCO' WHERE ID &gt; 401 AND NOME_GUERRA = 'FRANCISCO'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DRE LUIZ DE LIMA PEDROSA JUNIOR</text:p>
          </table:table-cell>
          <table:table-cell office:value-type="string" calcext:value-type="string">
            <text:p>PEDROS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4413687" calcext:value-type="float">
            <text:p>8198441368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0998657492" calcext:value-type="float">
            <text:p>70998657492</text:p>
          </table:table-cell>
          <table:table-cell table:formula="of:=&quot;('&quot;&amp;[.C37]&amp;&quot;', '&quot;&amp;[.B37]&amp;&quot;', '&quot;&amp;[.J37]&amp;&quot;', '$2y$10$v27SCrX./NbDT7771GDTSOXo1fln9EA3Y0HTaHnWy48UCqbpVxpNK', 1, 1), &quot;" office:value-type="string" office:string-value="('PEDROSA', 'ANDRE LUIZ DE LIMA PEDROSA JUNIOR', '70998657492', '$2y$10$v27SCrX./NbDT7771GDTSOXo1fln9EA3Y0HTaHnWy48UCqbpVxpNK', 1, 1), " calcext:value-type="string">
            <text:p>('PEDROSA', 'ANDRE LUIZ DE LIMA PEDROSA JUNIOR', '70998657492', '$2y$10$v27SCrX./NbDT7771GDTSOXo1fln9EA3Y0HTaHnWy48UCqbpVxpNK', 1, 1), </text:p>
          </table:table-cell>
          <table:table-cell table:formula="of:=&quot;UPDATE USUARIOS SET NOME_GUERRA = '&quot;&amp;[.A37]&amp;&quot; &quot;&amp;[.C37]&amp;&quot;' WHERE ID &gt; 401 AND NOME_GUERRA = '&quot;&amp;[.C37]&amp;&quot;';&quot;" office:value-type="string" office:string-value="UPDATE USUARIOS SET NOME_GUERRA = '351 PEDROSA' WHERE ID &gt; 401 AND NOME_GUERRA = 'PEDROSA';" calcext:value-type="string">
            <text:p>UPDATE USUARIOS SET NOME_GUERRA = '351 PEDROSA' WHERE ID &gt; 401 AND NOME_GUERRA = 'PEDROSA'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NTONIO CARLOS DOS SANTOS SILVA</text:p>
          </table:table-cell>
          <table:table-cell office:value-type="string" calcext:value-type="string">
            <text:p>DOS SANTO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81973424569" calcext:value-type="float">
            <text:p>8197342456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543938311" calcext:value-type="float">
            <text:p>15543938311</text:p>
          </table:table-cell>
          <table:table-cell table:formula="of:=&quot;('&quot;&amp;[.C38]&amp;&quot;', '&quot;&amp;[.B38]&amp;&quot;', '&quot;&amp;[.J38]&amp;&quot;', '$2y$10$v27SCrX./NbDT7771GDTSOXo1fln9EA3Y0HTaHnWy48UCqbpVxpNK', 1, 1), &quot;" office:value-type="string" office:string-value="('DOS SANTOS', 'ANTONIO CARLOS DOS SANTOS SILVA', '15543938311', '$2y$10$v27SCrX./NbDT7771GDTSOXo1fln9EA3Y0HTaHnWy48UCqbpVxpNK', 1, 1), " calcext:value-type="string">
            <text:p>('DOS SANTOS', 'ANTONIO CARLOS DOS SANTOS SILVA', '15543938311', '$2y$10$v27SCrX./NbDT7771GDTSOXo1fln9EA3Y0HTaHnWy48UCqbpVxpNK', 1, 1), </text:p>
          </table:table-cell>
          <table:table-cell table:formula="of:=&quot;UPDATE USUARIOS SET NOME_GUERRA = '&quot;&amp;[.A38]&amp;&quot; &quot;&amp;[.C38]&amp;&quot;' WHERE ID &gt; 401 AND NOME_GUERRA = '&quot;&amp;[.C38]&amp;&quot;';&quot;" office:value-type="string" office:string-value="UPDATE USUARIOS SET NOME_GUERRA = '338 DOS SANTOS' WHERE ID &gt; 401 AND NOME_GUERRA = 'DOS SANTOS';" calcext:value-type="string">
            <text:p>UPDATE USUARIOS SET NOME_GUERRA = '338 DOS SANTOS' WHERE ID &gt; 401 AND NOME_GUERRA = 'DOS SANTOS'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RTHUR CEZAR DA SILVA FARIAS</text:p>
          </table:table-cell>
          <table:table-cell office:value-type="string" calcext:value-type="string">
            <text:p>ARTHU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79045572" calcext:value-type="float">
            <text:p>8197904557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278755454" calcext:value-type="float">
            <text:p>71278755454</text:p>
          </table:table-cell>
          <table:table-cell table:formula="of:=&quot;('&quot;&amp;[.C39]&amp;&quot;', '&quot;&amp;[.B39]&amp;&quot;', '&quot;&amp;[.J39]&amp;&quot;', '$2y$10$v27SCrX./NbDT7771GDTSOXo1fln9EA3Y0HTaHnWy48UCqbpVxpNK', 1, 1), &quot;" office:value-type="string" office:string-value="('ARTHUR', 'ARTHUR CEZAR DA SILVA FARIAS', '71278755454', '$2y$10$v27SCrX./NbDT7771GDTSOXo1fln9EA3Y0HTaHnWy48UCqbpVxpNK', 1, 1), " calcext:value-type="string">
            <text:p>('ARTHUR', 'ARTHUR CEZAR DA SILVA FARIAS', '71278755454', '$2y$10$v27SCrX./NbDT7771GDTSOXo1fln9EA3Y0HTaHnWy48UCqbpVxpNK', 1, 1), </text:p>
          </table:table-cell>
          <table:table-cell table:formula="of:=&quot;UPDATE USUARIOS SET NOME_GUERRA = '&quot;&amp;[.A39]&amp;&quot; &quot;&amp;[.C39]&amp;&quot;' WHERE ID &gt; 401 AND NOME_GUERRA = '&quot;&amp;[.C39]&amp;&quot;';&quot;" office:value-type="string" office:string-value="UPDATE USUARIOS SET NOME_GUERRA = '342 ARTHUR' WHERE ID &gt; 401 AND NOME_GUERRA = 'ARTHUR';" calcext:value-type="string">
            <text:p>UPDATE USUARIOS SET NOME_GUERRA = '342 ARTHUR' WHERE ID &gt; 401 AND NOME_GUERRA = 'ARTHUR'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IO LOPES FERREIRA</text:p>
          </table:table-cell>
          <table:table-cell office:value-type="string" calcext:value-type="string">
            <text:p>FERREIR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4956230" calcext:value-type="float">
            <text:p>8199495623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406756479" calcext:value-type="float">
            <text:p>16406756479</text:p>
          </table:table-cell>
          <table:table-cell table:formula="of:=&quot;('&quot;&amp;[.C40]&amp;&quot;', '&quot;&amp;[.B40]&amp;&quot;', '&quot;&amp;[.J40]&amp;&quot;', '$2y$10$v27SCrX./NbDT7771GDTSOXo1fln9EA3Y0HTaHnWy48UCqbpVxpNK', 1, 1), &quot;" office:value-type="string" office:string-value="('FERREIRA', 'CAIO LOPES FERREIRA', '16406756479', '$2y$10$v27SCrX./NbDT7771GDTSOXo1fln9EA3Y0HTaHnWy48UCqbpVxpNK', 1, 1), " calcext:value-type="string">
            <text:p>('FERREIRA', 'CAIO LOPES FERREIRA', '16406756479', '$2y$10$v27SCrX./NbDT7771GDTSOXo1fln9EA3Y0HTaHnWy48UCqbpVxpNK', 1, 1), </text:p>
          </table:table-cell>
          <table:table-cell table:formula="of:=&quot;UPDATE USUARIOS SET NOME_GUERRA = '&quot;&amp;[.A40]&amp;&quot; &quot;&amp;[.C40]&amp;&quot;' WHERE ID &gt; 401 AND NOME_GUERRA = '&quot;&amp;[.C40]&amp;&quot;';&quot;" office:value-type="string" office:string-value="UPDATE USUARIOS SET NOME_GUERRA = '361 FERREIRA' WHERE ID &gt; 401 AND NOME_GUERRA = 'FERREIRA';" calcext:value-type="string">
            <text:p>UPDATE USUARIOS SET NOME_GUERRA = '361 FERREIRA' WHERE ID &gt; 401 AND NOME_GUERRA = 'FERREIRA'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RLOS DANILO SANTOS DA ENCARNAÇÃO</text:p>
          </table:table-cell>
          <table:table-cell office:value-type="string" calcext:value-type="string">
            <text:p>ENCARNAÇÃO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83099467" calcext:value-type="float">
            <text:p>8198309946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693720405" calcext:value-type="float">
            <text:p>17693720405</text:p>
          </table:table-cell>
          <table:table-cell table:formula="of:=&quot;('&quot;&amp;[.C41]&amp;&quot;', '&quot;&amp;[.B41]&amp;&quot;', '&quot;&amp;[.J41]&amp;&quot;', '$2y$10$v27SCrX./NbDT7771GDTSOXo1fln9EA3Y0HTaHnWy48UCqbpVxpNK', 1, 1), &quot;" office:value-type="string" office:string-value="('ENCARNAÇÃO', 'CARLOS DANILO SANTOS DA ENCARNAÇÃO', '17693720405', '$2y$10$v27SCrX./NbDT7771GDTSOXo1fln9EA3Y0HTaHnWy48UCqbpVxpNK', 1, 1), " calcext:value-type="string">
            <text:p>('ENCARNAÇÃO', 'CARLOS DANILO SANTOS DA ENCARNAÇÃO', '17693720405', '$2y$10$v27SCrX./NbDT7771GDTSOXo1fln9EA3Y0HTaHnWy48UCqbpVxpNK', 1, 1), </text:p>
          </table:table-cell>
          <table:table-cell table:formula="of:=&quot;UPDATE USUARIOS SET NOME_GUERRA = '&quot;&amp;[.A41]&amp;&quot; &quot;&amp;[.C41]&amp;&quot;' WHERE ID &gt; 401 AND NOME_GUERRA = '&quot;&amp;[.C41]&amp;&quot;';&quot;" office:value-type="string" office:string-value="UPDATE USUARIOS SET NOME_GUERRA = '334 ENCARNAÇÃO' WHERE ID &gt; 401 AND NOME_GUERRA = 'ENCARNAÇÃO';" calcext:value-type="string">
            <text:p>UPDATE USUARIOS SET NOME_GUERRA = '334 ENCARNAÇÃO' WHERE ID &gt; 401 AND NOME_GUERRA = 'ENCARNAÇÃO'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UA CAVALCANTI DE LIMA</text:p>
          </table:table-cell>
          <table:table-cell office:value-type="string" calcext:value-type="string">
            <text:p>CAUA CAVALCANT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247791" calcext:value-type="float">
            <text:p>8199924779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622389477" calcext:value-type="float">
            <text:p>71622389477</text:p>
          </table:table-cell>
          <table:table-cell table:formula="of:=&quot;('&quot;&amp;[.C42]&amp;&quot;', '&quot;&amp;[.B42]&amp;&quot;', '&quot;&amp;[.J42]&amp;&quot;', '$2y$10$v27SCrX./NbDT7771GDTSOXo1fln9EA3Y0HTaHnWy48UCqbpVxpNK', 1, 1), &quot;" office:value-type="string" office:string-value="('CAUA CAVALCANTI', 'CAUA CAVALCANTI DE LIMA', '71622389477', '$2y$10$v27SCrX./NbDT7771GDTSOXo1fln9EA3Y0HTaHnWy48UCqbpVxpNK', 1, 1), " calcext:value-type="string">
            <text:p>('CAUA CAVALCANTI', 'CAUA CAVALCANTI DE LIMA', '71622389477', '$2y$10$v27SCrX./NbDT7771GDTSOXo1fln9EA3Y0HTaHnWy48UCqbpVxpNK', 1, 1), </text:p>
          </table:table-cell>
          <table:table-cell table:formula="of:=&quot;UPDATE USUARIOS SET NOME_GUERRA = '&quot;&amp;[.A42]&amp;&quot; &quot;&amp;[.C42]&amp;&quot;' WHERE ID &gt; 401 AND NOME_GUERRA = '&quot;&amp;[.C42]&amp;&quot;';&quot;" office:value-type="string" office:string-value="UPDATE USUARIOS SET NOME_GUERRA = '336 CAUA CAVALCANTI' WHERE ID &gt; 401 AND NOME_GUERRA = 'CAUA CAVALCANTI';" calcext:value-type="string">
            <text:p>UPDATE USUARIOS SET NOME_GUERRA = '336 CAUA CAVALCANTI' WHERE ID &gt; 401 AND NOME_GUERRA = 'CAUA CAVALCANTI'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AVI LUCAS SOARES DA SILVA</text:p>
          </table:table-cell>
          <table:table-cell office:value-type="string" calcext:value-type="string">
            <text:p>DAV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24899" calcext:value-type="float">
            <text:p>8199622489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638186456" calcext:value-type="float">
            <text:p>71638186456</text:p>
          </table:table-cell>
          <table:table-cell table:formula="of:=&quot;('&quot;&amp;[.C43]&amp;&quot;', '&quot;&amp;[.B43]&amp;&quot;', '&quot;&amp;[.J43]&amp;&quot;', '$2y$10$v27SCrX./NbDT7771GDTSOXo1fln9EA3Y0HTaHnWy48UCqbpVxpNK', 1, 1), &quot;" office:value-type="string" office:string-value="('DAVI', 'DAVI LUCAS SOARES DA SILVA', '71638186456', '$2y$10$v27SCrX./NbDT7771GDTSOXo1fln9EA3Y0HTaHnWy48UCqbpVxpNK', 1, 1), " calcext:value-type="string">
            <text:p>('DAVI', 'DAVI LUCAS SOARES DA SILVA', '71638186456', '$2y$10$v27SCrX./NbDT7771GDTSOXo1fln9EA3Y0HTaHnWy48UCqbpVxpNK', 1, 1), </text:p>
          </table:table-cell>
          <table:table-cell table:formula="of:=&quot;UPDATE USUARIOS SET NOME_GUERRA = '&quot;&amp;[.A43]&amp;&quot; &quot;&amp;[.C43]&amp;&quot;' WHERE ID &gt; 401 AND NOME_GUERRA = '&quot;&amp;[.C43]&amp;&quot;';&quot;" office:value-type="string" office:string-value="UPDATE USUARIOS SET NOME_GUERRA = '348 DAVI' WHERE ID &gt; 401 AND NOME_GUERRA = 'DAVI';" calcext:value-type="string">
            <text:p>UPDATE USUARIOS SET NOME_GUERRA = '348 DAVI' WHERE ID &gt; 401 AND NOME_GUERRA = 'DAVI'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EYVID RENAN BELARMINO DOS SANTOS</text:p>
          </table:table-cell>
          <table:table-cell office:value-type="string" calcext:value-type="string">
            <text:p>BELARMIN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9566441" calcext:value-type="float">
            <text:p>8199956644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370707411" calcext:value-type="float">
            <text:p>16370707411</text:p>
          </table:table-cell>
          <table:table-cell table:formula="of:=&quot;('&quot;&amp;[.C44]&amp;&quot;', '&quot;&amp;[.B44]&amp;&quot;', '&quot;&amp;[.J44]&amp;&quot;', '$2y$10$v27SCrX./NbDT7771GDTSOXo1fln9EA3Y0HTaHnWy48UCqbpVxpNK', 1, 1), &quot;" office:value-type="string" office:string-value="('BELARMINO', 'DEYVID RENAN BELARMINO DOS SANTOS', '16370707411', '$2y$10$v27SCrX./NbDT7771GDTSOXo1fln9EA3Y0HTaHnWy48UCqbpVxpNK', 1, 1), " calcext:value-type="string">
            <text:p>('BELARMINO', 'DEYVID RENAN BELARMINO DOS SANTOS', '16370707411', '$2y$10$v27SCrX./NbDT7771GDTSOXo1fln9EA3Y0HTaHnWy48UCqbpVxpNK', 1, 1), </text:p>
          </table:table-cell>
          <table:table-cell table:formula="of:=&quot;UPDATE USUARIOS SET NOME_GUERRA = '&quot;&amp;[.A44]&amp;&quot; &quot;&amp;[.C44]&amp;&quot;' WHERE ID &gt; 401 AND NOME_GUERRA = '&quot;&amp;[.C44]&amp;&quot;';&quot;" office:value-type="string" office:string-value="UPDATE USUARIOS SET NOME_GUERRA = '339 BELARMINO' WHERE ID &gt; 401 AND NOME_GUERRA = 'BELARMINO';" calcext:value-type="string">
            <text:p>UPDATE USUARIOS SET NOME_GUERRA = '339 BELARMINO' WHERE ID &gt; 401 AND NOME_GUERRA = 'BELARMINO'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ELIPE GABRIEL LAGO DE ARAUJO</text:p>
          </table:table-cell>
          <table:table-cell office:value-type="string" calcext:value-type="string">
            <text:p>LAG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81992182122" calcext:value-type="float">
            <text:p>81992182122</text:p>
          </table:table-cell>
          <table:table-cell table:number-columns-repeated="2" office:value-type="string" calcext:value-type="string">
            <text:p>NÃO </text:p>
          </table:table-cell>
          <table:table-cell office:value-type="float" office:value="15631827425" calcext:value-type="float">
            <text:p>15631827425</text:p>
          </table:table-cell>
          <table:table-cell table:formula="of:=&quot;('&quot;&amp;[.C45]&amp;&quot;', '&quot;&amp;[.B45]&amp;&quot;', '&quot;&amp;[.J45]&amp;&quot;', '$2y$10$v27SCrX./NbDT7771GDTSOXo1fln9EA3Y0HTaHnWy48UCqbpVxpNK', 1, 1), &quot;" office:value-type="string" office:string-value="('LAGO', 'FELIPE GABRIEL LAGO DE ARAUJO', '15631827425', '$2y$10$v27SCrX./NbDT7771GDTSOXo1fln9EA3Y0HTaHnWy48UCqbpVxpNK', 1, 1), " calcext:value-type="string">
            <text:p>('LAGO', 'FELIPE GABRIEL LAGO DE ARAUJO', '15631827425', '$2y$10$v27SCrX./NbDT7771GDTSOXo1fln9EA3Y0HTaHnWy48UCqbpVxpNK', 1, 1), </text:p>
          </table:table-cell>
          <table:table-cell table:formula="of:=&quot;UPDATE USUARIOS SET NOME_GUERRA = '&quot;&amp;[.A45]&amp;&quot; &quot;&amp;[.C45]&amp;&quot;' WHERE ID &gt; 401 AND NOME_GUERRA = '&quot;&amp;[.C45]&amp;&quot;';&quot;" office:value-type="string" office:string-value="UPDATE USUARIOS SET NOME_GUERRA = '333 LAGO' WHERE ID &gt; 401 AND NOME_GUERRA = 'LAGO';" calcext:value-type="string">
            <text:p>UPDATE USUARIOS SET NOME_GUERRA = '333 LAGO' WHERE ID &gt; 401 AND NOME_GUERRA = 'LAGO'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EORGE SILVEIRA DE ANDRADE</text:p>
          </table:table-cell>
          <table:table-cell office:value-type="string" calcext:value-type="string">
            <text:p>ANDRAD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4394935" calcext:value-type="float">
            <text:p>81994394935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2420707451" calcext:value-type="float">
            <text:p>12420707451</text:p>
          </table:table-cell>
          <table:table-cell table:formula="of:=&quot;('&quot;&amp;[.C46]&amp;&quot;', '&quot;&amp;[.B46]&amp;&quot;', '&quot;&amp;[.J46]&amp;&quot;', '$2y$10$v27SCrX./NbDT7771GDTSOXo1fln9EA3Y0HTaHnWy48UCqbpVxpNK', 1, 1), &quot;" office:value-type="string" office:string-value="('ANDRADE', 'GEORGE SILVEIRA DE ANDRADE', '12420707451', '$2y$10$v27SCrX./NbDT7771GDTSOXo1fln9EA3Y0HTaHnWy48UCqbpVxpNK', 1, 1), " calcext:value-type="string">
            <text:p>('ANDRADE', 'GEORGE SILVEIRA DE ANDRADE', '12420707451', '$2y$10$v27SCrX./NbDT7771GDTSOXo1fln9EA3Y0HTaHnWy48UCqbpVxpNK', 1, 1), </text:p>
          </table:table-cell>
          <table:table-cell table:formula="of:=&quot;UPDATE USUARIOS SET NOME_GUERRA = '&quot;&amp;[.A46]&amp;&quot; &quot;&amp;[.C46]&amp;&quot;' WHERE ID &gt; 401 AND NOME_GUERRA = '&quot;&amp;[.C46]&amp;&quot;';&quot;" office:value-type="string" office:string-value="UPDATE USUARIOS SET NOME_GUERRA = '356 ANDRADE' WHERE ID &gt; 401 AND NOME_GUERRA = 'ANDRADE';" calcext:value-type="string">
            <text:p>UPDATE USUARIOS SET NOME_GUERRA = '356 ANDRADE' WHERE ID &gt; 401 AND NOME_GUERRA = 'ANDRADE'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ILVAN FERREIRA DE LIMA FILHO</text:p>
          </table:table-cell>
          <table:table-cell office:value-type="string" calcext:value-type="string">
            <text:p>GILVA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18961" calcext:value-type="float">
            <text:p>8199931896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347758465" calcext:value-type="float">
            <text:p>15347758465</text:p>
          </table:table-cell>
          <table:table-cell table:formula="of:=&quot;('&quot;&amp;[.C47]&amp;&quot;', '&quot;&amp;[.B47]&amp;&quot;', '&quot;&amp;[.J47]&amp;&quot;', '$2y$10$v27SCrX./NbDT7771GDTSOXo1fln9EA3Y0HTaHnWy48UCqbpVxpNK', 1, 1), &quot;" office:value-type="string" office:string-value="('GILVAN', 'GILVAN FERREIRA DE LIMA FILHO', '15347758465', '$2y$10$v27SCrX./NbDT7771GDTSOXo1fln9EA3Y0HTaHnWy48UCqbpVxpNK', 1, 1), " calcext:value-type="string">
            <text:p>('GILVAN', 'GILVAN FERREIRA DE LIMA FILHO', '15347758465', '$2y$10$v27SCrX./NbDT7771GDTSOXo1fln9EA3Y0HTaHnWy48UCqbpVxpNK', 1, 1), </text:p>
          </table:table-cell>
          <table:table-cell table:formula="of:=&quot;UPDATE USUARIOS SET NOME_GUERRA = '&quot;&amp;[.A47]&amp;&quot; &quot;&amp;[.C47]&amp;&quot;' WHERE ID &gt; 401 AND NOME_GUERRA = '&quot;&amp;[.C47]&amp;&quot;';&quot;" office:value-type="string" office:string-value="UPDATE USUARIOS SET NOME_GUERRA = '359 GILVAN' WHERE ID &gt; 401 AND NOME_GUERRA = 'GILVAN';" calcext:value-type="string">
            <text:p>UPDATE USUARIOS SET NOME_GUERRA = '359 GILVAN' WHERE ID &gt; 401 AND NOME_GUERRA = 'GILVAN'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LEIBSON JOSÉ JEIMERSON DA SILVA</text:p>
          </table:table-cell>
          <table:table-cell office:value-type="string" calcext:value-type="string">
            <text:p>JOSÉ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81982945091" calcext:value-type="float">
            <text:p>8198294509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877002408" calcext:value-type="float">
            <text:p>17877002408</text:p>
          </table:table-cell>
          <table:table-cell table:formula="of:=&quot;('&quot;&amp;[.C48]&amp;&quot;', '&quot;&amp;[.B48]&amp;&quot;', '&quot;&amp;[.J48]&amp;&quot;', '$2y$10$v27SCrX./NbDT7771GDTSOXo1fln9EA3Y0HTaHnWy48UCqbpVxpNK', 1, 1), &quot;" office:value-type="string" office:string-value="('JOSÉ', 'GLEIBSON JOSÉ JEIMERSON DA SILVA', '17877002408', '$2y$10$v27SCrX./NbDT7771GDTSOXo1fln9EA3Y0HTaHnWy48UCqbpVxpNK', 1, 1), " calcext:value-type="string">
            <text:p>('JOSÉ', 'GLEIBSON JOSÉ JEIMERSON DA SILVA', '17877002408', '$2y$10$v27SCrX./NbDT7771GDTSOXo1fln9EA3Y0HTaHnWy48UCqbpVxpNK', 1, 1), </text:p>
          </table:table-cell>
          <table:table-cell table:formula="of:=&quot;UPDATE USUARIOS SET NOME_GUERRA = '&quot;&amp;[.A48]&amp;&quot; &quot;&amp;[.C48]&amp;&quot;' WHERE ID &gt; 401 AND NOME_GUERRA = '&quot;&amp;[.C48]&amp;&quot;';&quot;" office:value-type="string" office:string-value="UPDATE USUARIOS SET NOME_GUERRA = '353 JOSÉ' WHERE ID &gt; 401 AND NOME_GUERRA = 'JOSÉ';" calcext:value-type="string">
            <text:p>UPDATE USUARIOS SET NOME_GUERRA = '353 JOSÉ' WHERE ID &gt; 401 AND NOME_GUERRA = 'JOSÉ'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OAO CARLOS ROCHA DA SILVA NETO</text:p>
          </table:table-cell>
          <table:table-cell office:value-type="string" calcext:value-type="string">
            <text:p>ROCH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87734432" calcext:value-type="float">
            <text:p>8198773443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557015419" calcext:value-type="float">
            <text:p>16557015419</text:p>
          </table:table-cell>
          <table:table-cell table:formula="of:=&quot;('&quot;&amp;[.C49]&amp;&quot;', '&quot;&amp;[.B49]&amp;&quot;', '&quot;&amp;[.J49]&amp;&quot;', '$2y$10$v27SCrX./NbDT7771GDTSOXo1fln9EA3Y0HTaHnWy48UCqbpVxpNK', 1, 1), &quot;" office:value-type="string" office:string-value="('ROCHA', 'JOAO CARLOS ROCHA DA SILVA NETO', '16557015419', '$2y$10$v27SCrX./NbDT7771GDTSOXo1fln9EA3Y0HTaHnWy48UCqbpVxpNK', 1, 1), " calcext:value-type="string">
            <text:p>('ROCHA', 'JOAO CARLOS ROCHA DA SILVA NETO', '16557015419', '$2y$10$v27SCrX./NbDT7771GDTSOXo1fln9EA3Y0HTaHnWy48UCqbpVxpNK', 1, 1), </text:p>
          </table:table-cell>
          <table:table-cell table:formula="of:=&quot;UPDATE USUARIOS SET NOME_GUERRA = '&quot;&amp;[.A49]&amp;&quot; &quot;&amp;[.C49]&amp;&quot;' WHERE ID &gt; 401 AND NOME_GUERRA = '&quot;&amp;[.C49]&amp;&quot;';&quot;" office:value-type="string" office:string-value="UPDATE USUARIOS SET NOME_GUERRA = '357 ROCHA' WHERE ID &gt; 401 AND NOME_GUERRA = 'ROCHA';" calcext:value-type="string">
            <text:p>UPDATE USUARIOS SET NOME_GUERRA = '357 ROCHA' WHERE ID &gt; 401 AND NOME_GUERRA = 'ROCHA'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OAO VINICIUS DE ARAUJO LIMA</text:p>
          </table:table-cell>
          <table:table-cell office:value-type="string" calcext:value-type="string">
            <text:p>JOAO VINICI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81984326214" calcext:value-type="float">
            <text:p>81984326214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960828448" calcext:value-type="float">
            <text:p>15960828448</text:p>
          </table:table-cell>
          <table:table-cell table:formula="of:=&quot;('&quot;&amp;[.C50]&amp;&quot;', '&quot;&amp;[.B50]&amp;&quot;', '&quot;&amp;[.J50]&amp;&quot;', '$2y$10$v27SCrX./NbDT7771GDTSOXo1fln9EA3Y0HTaHnWy48UCqbpVxpNK', 1, 1), &quot;" office:value-type="string" office:string-value="('JOAO VINICIUS', 'JOAO VINICIUS DE ARAUJO LIMA', '15960828448', '$2y$10$v27SCrX./NbDT7771GDTSOXo1fln9EA3Y0HTaHnWy48UCqbpVxpNK', 1, 1), " calcext:value-type="string">
            <text:p>('JOAO VINICIUS', 'JOAO VINICIUS DE ARAUJO LIMA', '15960828448', '$2y$10$v27SCrX./NbDT7771GDTSOXo1fln9EA3Y0HTaHnWy48UCqbpVxpNK', 1, 1), </text:p>
          </table:table-cell>
          <table:table-cell table:formula="of:=&quot;UPDATE USUARIOS SET NOME_GUERRA = '&quot;&amp;[.A50]&amp;&quot; &quot;&amp;[.C50]&amp;&quot;' WHERE ID &gt; 401 AND NOME_GUERRA = '&quot;&amp;[.C50]&amp;&quot;';&quot;" office:value-type="string" office:string-value="UPDATE USUARIOS SET NOME_GUERRA = '352 JOAO VINICIUS' WHERE ID &gt; 401 AND NOME_GUERRA = 'JOAO VINICIUS';" calcext:value-type="string">
            <text:p>UPDATE USUARIOS SET NOME_GUERRA = '352 JOAO VINICIUS' WHERE ID &gt; 401 AND NOME_GUERRA = 'JOAO VINICIUS'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AUA VITOR CHAVES DA SILVA</text:p>
          </table:table-cell>
          <table:table-cell office:value-type="string" calcext:value-type="string">
            <text:p>CHAV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85115361" calcext:value-type="float">
            <text:p>8198511536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434921463" calcext:value-type="float">
            <text:p>17434921463</text:p>
          </table:table-cell>
          <table:table-cell table:formula="of:=&quot;('&quot;&amp;[.C51]&amp;&quot;', '&quot;&amp;[.B51]&amp;&quot;', '&quot;&amp;[.J51]&amp;&quot;', '$2y$10$v27SCrX./NbDT7771GDTSOXo1fln9EA3Y0HTaHnWy48UCqbpVxpNK', 1, 1), &quot;" office:value-type="string" office:string-value="('CHAVES', 'KAUA VITOR CHAVES DA SILVA', '17434921463', '$2y$10$v27SCrX./NbDT7771GDTSOXo1fln9EA3Y0HTaHnWy48UCqbpVxpNK', 1, 1), " calcext:value-type="string">
            <text:p>('CHAVES', 'KAUA VITOR CHAVES DA SILVA', '17434921463', '$2y$10$v27SCrX./NbDT7771GDTSOXo1fln9EA3Y0HTaHnWy48UCqbpVxpNK', 1, 1), </text:p>
          </table:table-cell>
          <table:table-cell table:formula="of:=&quot;UPDATE USUARIOS SET NOME_GUERRA = '&quot;&amp;[.A51]&amp;&quot; &quot;&amp;[.C51]&amp;&quot;' WHERE ID &gt; 401 AND NOME_GUERRA = '&quot;&amp;[.C51]&amp;&quot;';&quot;" office:value-type="string" office:string-value="UPDATE USUARIOS SET NOME_GUERRA = '337 CHAVES' WHERE ID &gt; 401 AND NOME_GUERRA = 'CHAVES';" calcext:value-type="string">
            <text:p>UPDATE USUARIOS SET NOME_GUERRA = '337 CHAVES' WHERE ID &gt; 401 AND NOME_GUERRA = 'CHAVES'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YO LUCAS DE LIMA</text:p>
          </table:table-cell>
          <table:table-cell office:value-type="string" calcext:value-type="string">
            <text:p>LUCAS LIM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6185126" calcext:value-type="float">
            <text:p>81996185126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508465414" calcext:value-type="float">
            <text:p>16508465414</text:p>
          </table:table-cell>
          <table:table-cell table:formula="of:=&quot;('&quot;&amp;[.C52]&amp;&quot;', '&quot;&amp;[.B52]&amp;&quot;', '&quot;&amp;[.J52]&amp;&quot;', '$2y$10$v27SCrX./NbDT7771GDTSOXo1fln9EA3Y0HTaHnWy48UCqbpVxpNK', 1, 1), &quot;" office:value-type="string" office:string-value="('LUCAS LIMA', 'KAYO LUCAS DE LIMA', '16508465414', '$2y$10$v27SCrX./NbDT7771GDTSOXo1fln9EA3Y0HTaHnWy48UCqbpVxpNK', 1, 1), " calcext:value-type="string">
            <text:p>('LUCAS LIMA', 'KAYO LUCAS DE LIMA', '16508465414', '$2y$10$v27SCrX./NbDT7771GDTSOXo1fln9EA3Y0HTaHnWy48UCqbpVxpNK', 1, 1), </text:p>
          </table:table-cell>
          <table:table-cell table:formula="of:=&quot;UPDATE USUARIOS SET NOME_GUERRA = '&quot;&amp;[.A52]&amp;&quot; &quot;&amp;[.C52]&amp;&quot;' WHERE ID &gt; 401 AND NOME_GUERRA = '&quot;&amp;[.C52]&amp;&quot;';&quot;" office:value-type="string" office:string-value="UPDATE USUARIOS SET NOME_GUERRA = '354 LUCAS LIMA' WHERE ID &gt; 401 AND NOME_GUERRA = 'LUCAS LIMA';" calcext:value-type="string">
            <text:p>UPDATE USUARIOS SET NOME_GUERRA = '354 LUCAS LIMA' WHERE ID &gt; 401 AND NOME_GUERRA = 'LUCAS LIMA'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CAS LEAO DE ARAUJO</text:p>
          </table:table-cell>
          <table:table-cell office:value-type="string" calcext:value-type="string">
            <text:p>LEA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4949404" calcext:value-type="float">
            <text:p>81994949404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104462478" calcext:value-type="float">
            <text:p>71104462478</text:p>
          </table:table-cell>
          <table:table-cell table:formula="of:=&quot;('&quot;&amp;[.C53]&amp;&quot;', '&quot;&amp;[.B53]&amp;&quot;', '&quot;&amp;[.J53]&amp;&quot;', '$2y$10$v27SCrX./NbDT7771GDTSOXo1fln9EA3Y0HTaHnWy48UCqbpVxpNK', 1, 1), &quot;" office:value-type="string" office:string-value="('LEAO', 'LUCAS LEAO DE ARAUJO', '71104462478', '$2y$10$v27SCrX./NbDT7771GDTSOXo1fln9EA3Y0HTaHnWy48UCqbpVxpNK', 1, 1), " calcext:value-type="string">
            <text:p>('LEAO', 'LUCAS LEAO DE ARAUJO', '71104462478', '$2y$10$v27SCrX./NbDT7771GDTSOXo1fln9EA3Y0HTaHnWy48UCqbpVxpNK', 1, 1), </text:p>
          </table:table-cell>
          <table:table-cell table:formula="of:=&quot;UPDATE USUARIOS SET NOME_GUERRA = '&quot;&amp;[.A53]&amp;&quot; &quot;&amp;[.C53]&amp;&quot;' WHERE ID &gt; 401 AND NOME_GUERRA = '&quot;&amp;[.C53]&amp;&quot;';&quot;" office:value-type="string" office:string-value="UPDATE USUARIOS SET NOME_GUERRA = '355 LEAO' WHERE ID &gt; 401 AND NOME_GUERRA = 'LEAO';" calcext:value-type="string">
            <text:p>UPDATE USUARIOS SET NOME_GUERRA = '355 LEAO' WHERE ID &gt; 401 AND NOME_GUERRA = 'LEAO'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CAS VINICIUS CARDOSO DE SOUZA</text:p>
          </table:table-cell>
          <table:table-cell office:value-type="string" calcext:value-type="string">
            <text:p>LUCAS CARDOS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088878712" calcext:value-type="float">
            <text:p>8108887871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789782424" calcext:value-type="float">
            <text:p>13789782424</text:p>
          </table:table-cell>
          <table:table-cell table:formula="of:=&quot;('&quot;&amp;[.C54]&amp;&quot;', '&quot;&amp;[.B54]&amp;&quot;', '&quot;&amp;[.J54]&amp;&quot;', '$2y$10$v27SCrX./NbDT7771GDTSOXo1fln9EA3Y0HTaHnWy48UCqbpVxpNK', 1, 1), &quot;" office:value-type="string" office:string-value="('LUCAS CARDOSO', 'LUCAS VINICIUS CARDOSO DE SOUZA', '13789782424', '$2y$10$v27SCrX./NbDT7771GDTSOXo1fln9EA3Y0HTaHnWy48UCqbpVxpNK', 1, 1), " calcext:value-type="string">
            <text:p>('LUCAS CARDOSO', 'LUCAS VINICIUS CARDOSO DE SOUZA', '13789782424', '$2y$10$v27SCrX./NbDT7771GDTSOXo1fln9EA3Y0HTaHnWy48UCqbpVxpNK', 1, 1), </text:p>
          </table:table-cell>
          <table:table-cell table:formula="of:=&quot;UPDATE USUARIOS SET NOME_GUERRA = '&quot;&amp;[.A54]&amp;&quot; &quot;&amp;[.C54]&amp;&quot;' WHERE ID &gt; 401 AND NOME_GUERRA = '&quot;&amp;[.C54]&amp;&quot;';&quot;" office:value-type="string" office:string-value="UPDATE USUARIOS SET NOME_GUERRA = '347 LUCAS CARDOSO' WHERE ID &gt; 401 AND NOME_GUERRA = 'LUCAS CARDOSO';" calcext:value-type="string">
            <text:p>UPDATE USUARIOS SET NOME_GUERRA = '347 LUCAS CARDOSO' WHERE ID &gt; 401 AND NOME_GUERRA = 'LUCAS CARDOSO'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THEUS HENRIQUE LOPES DA SILVA</text:p>
          </table:table-cell>
          <table:table-cell office:value-type="string" calcext:value-type="string">
            <text:p>HENRIQUE LOPE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4130854" calcext:value-type="float">
            <text:p>81994130854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253179427" calcext:value-type="float">
            <text:p>13253179427</text:p>
          </table:table-cell>
          <table:table-cell table:formula="of:=&quot;('&quot;&amp;[.C55]&amp;&quot;', '&quot;&amp;[.B55]&amp;&quot;', '&quot;&amp;[.J55]&amp;&quot;', '$2y$10$v27SCrX./NbDT7771GDTSOXo1fln9EA3Y0HTaHnWy48UCqbpVxpNK', 1, 1), &quot;" office:value-type="string" office:string-value="('HENRIQUE LOPES', 'MATHEUS HENRIQUE LOPES DA SILVA', '13253179427', '$2y$10$v27SCrX./NbDT7771GDTSOXo1fln9EA3Y0HTaHnWy48UCqbpVxpNK', 1, 1), " calcext:value-type="string">
            <text:p>('HENRIQUE LOPES', 'MATHEUS HENRIQUE LOPES DA SILVA', '13253179427', '$2y$10$v27SCrX./NbDT7771GDTSOXo1fln9EA3Y0HTaHnWy48UCqbpVxpNK', 1, 1), </text:p>
          </table:table-cell>
          <table:table-cell table:formula="of:=&quot;UPDATE USUARIOS SET NOME_GUERRA = '&quot;&amp;[.A55]&amp;&quot; &quot;&amp;[.C55]&amp;&quot;' WHERE ID &gt; 401 AND NOME_GUERRA = '&quot;&amp;[.C55]&amp;&quot;';&quot;" office:value-type="string" office:string-value="UPDATE USUARIOS SET NOME_GUERRA = '360 HENRIQUE LOPES' WHERE ID &gt; 401 AND NOME_GUERRA = 'HENRIQUE LOPES';" calcext:value-type="string">
            <text:p>UPDATE USUARIOS SET NOME_GUERRA = '360 HENRIQUE LOPES' WHERE ID &gt; 401 AND NOME_GUERRA = 'HENRIQUE LOPES'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ATHEUS SILVA DE ALBUQUERQUE LINS</text:p>
          </table:table-cell>
          <table:table-cell office:value-type="string" calcext:value-type="string">
            <text:p>L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3582264" calcext:value-type="float">
            <text:p>819935822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564118452" calcext:value-type="float">
            <text:p>71564118452</text:p>
          </table:table-cell>
          <table:table-cell table:formula="of:=&quot;('&quot;&amp;[.C56]&amp;&quot;', '&quot;&amp;[.B56]&amp;&quot;', '&quot;&amp;[.J56]&amp;&quot;', '$2y$10$v27SCrX./NbDT7771GDTSOXo1fln9EA3Y0HTaHnWy48UCqbpVxpNK', 1, 1), &quot;" office:value-type="string" office:string-value="('LINS', 'MATHEUS SILVA DE ALBUQUERQUE LINS', '71564118452', '$2y$10$v27SCrX./NbDT7771GDTSOXo1fln9EA3Y0HTaHnWy48UCqbpVxpNK', 1, 1), " calcext:value-type="string">
            <text:p>('LINS', 'MATHEUS SILVA DE ALBUQUERQUE LINS', '71564118452', '$2y$10$v27SCrX./NbDT7771GDTSOXo1fln9EA3Y0HTaHnWy48UCqbpVxpNK', 1, 1), </text:p>
          </table:table-cell>
          <table:table-cell table:formula="of:=&quot;UPDATE USUARIOS SET NOME_GUERRA = '&quot;&amp;[.A56]&amp;&quot; &quot;&amp;[.C56]&amp;&quot;' WHERE ID &gt; 401 AND NOME_GUERRA = '&quot;&amp;[.C56]&amp;&quot;';&quot;" office:value-type="string" office:string-value="UPDATE USUARIOS SET NOME_GUERRA = '335 LINS' WHERE ID &gt; 401 AND NOME_GUERRA = 'LINS';" calcext:value-type="string">
            <text:p>UPDATE USUARIOS SET NOME_GUERRA = '335 LINS' WHERE ID &gt; 401 AND NOME_GUERRA = 'LINS'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KAEL TOMAZIO NEPOMUCENO DA SILVA</text:p>
          </table:table-cell>
          <table:table-cell office:value-type="string" calcext:value-type="string">
            <text:p>TOMAZI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1254572" calcext:value-type="float">
            <text:p>8198125457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941913423" calcext:value-type="float">
            <text:p>71941913423</text:p>
          </table:table-cell>
          <table:table-cell table:formula="of:=&quot;('&quot;&amp;[.C57]&amp;&quot;', '&quot;&amp;[.B57]&amp;&quot;', '&quot;&amp;[.J57]&amp;&quot;', '$2y$10$v27SCrX./NbDT7771GDTSOXo1fln9EA3Y0HTaHnWy48UCqbpVxpNK', 1, 1), &quot;" office:value-type="string" office:string-value="('TOMAZIO', 'MIKAEL TOMAZIO NEPOMUCENO DA SILVA', '71941913423', '$2y$10$v27SCrX./NbDT7771GDTSOXo1fln9EA3Y0HTaHnWy48UCqbpVxpNK', 1, 1), " calcext:value-type="string">
            <text:p>('TOMAZIO', 'MIKAEL TOMAZIO NEPOMUCENO DA SILVA', '71941913423', '$2y$10$v27SCrX./NbDT7771GDTSOXo1fln9EA3Y0HTaHnWy48UCqbpVxpNK', 1, 1), </text:p>
          </table:table-cell>
          <table:table-cell table:formula="of:=&quot;UPDATE USUARIOS SET NOME_GUERRA = '&quot;&amp;[.A57]&amp;&quot; &quot;&amp;[.C57]&amp;&quot;' WHERE ID &gt; 401 AND NOME_GUERRA = '&quot;&amp;[.C57]&amp;&quot;';&quot;" office:value-type="string" office:string-value="UPDATE USUARIOS SET NOME_GUERRA = '350 TOMAZIO' WHERE ID &gt; 401 AND NOME_GUERRA = 'TOMAZIO';" calcext:value-type="string">
            <text:p>UPDATE USUARIOS SET NOME_GUERRA = '350 TOMAZIO' WHERE ID &gt; 401 AND NOME_GUERRA = 'TOMAZIO'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AULO ROBERTO PEREIRA DA SILVA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9220649" calcext:value-type="float">
            <text:p>81989220649</text:p>
          </table:table-cell>
          <table:table-cell table:number-columns-repeated="2" office:value-type="string" calcext:value-type="string">
            <text:p>NÃO </text:p>
          </table:table-cell>
          <table:table-cell office:value-type="float" office:value="17955271459" calcext:value-type="float">
            <text:p>17955271459</text:p>
          </table:table-cell>
          <table:table-cell table:formula="of:=&quot;('&quot;&amp;[.C58]&amp;&quot;', '&quot;&amp;[.B58]&amp;&quot;', '&quot;&amp;[.J58]&amp;&quot;', '$2y$10$v27SCrX./NbDT7771GDTSOXo1fln9EA3Y0HTaHnWy48UCqbpVxpNK', 1, 1), &quot;" office:value-type="string" office:string-value="('ROBERTO', 'PAULO ROBERTO PEREIRA DA SILVA', '17955271459', '$2y$10$v27SCrX./NbDT7771GDTSOXo1fln9EA3Y0HTaHnWy48UCqbpVxpNK', 1, 1), " calcext:value-type="string">
            <text:p>('ROBERTO', 'PAULO ROBERTO PEREIRA DA SILVA', '17955271459', '$2y$10$v27SCrX./NbDT7771GDTSOXo1fln9EA3Y0HTaHnWy48UCqbpVxpNK', 1, 1), </text:p>
          </table:table-cell>
          <table:table-cell table:formula="of:=&quot;UPDATE USUARIOS SET NOME_GUERRA = '&quot;&amp;[.A58]&amp;&quot; &quot;&amp;[.C58]&amp;&quot;' WHERE ID &gt; 401 AND NOME_GUERRA = '&quot;&amp;[.C58]&amp;&quot;';&quot;" office:value-type="string" office:string-value="UPDATE USUARIOS SET NOME_GUERRA = '346 ROBERTO' WHERE ID &gt; 401 AND NOME_GUERRA = 'ROBERTO';" calcext:value-type="string">
            <text:p>UPDATE USUARIOS SET NOME_GUERRA = '346 ROBERTO' WHERE ID &gt; 401 AND NOME_GUERRA = 'ROBERTO'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EDRO VINICIUS LOPES CAMELO</text:p>
          </table:table-cell>
          <table:table-cell office:value-type="string" calcext:value-type="string">
            <text:p>CAMELO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88785930" calcext:value-type="float">
            <text:p>8198878593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453880471" calcext:value-type="float">
            <text:p>13453880471</text:p>
          </table:table-cell>
          <table:table-cell table:formula="of:=&quot;('&quot;&amp;[.C59]&amp;&quot;', '&quot;&amp;[.B59]&amp;&quot;', '&quot;&amp;[.J59]&amp;&quot;', '$2y$10$v27SCrX./NbDT7771GDTSOXo1fln9EA3Y0HTaHnWy48UCqbpVxpNK', 1, 1), &quot;" office:value-type="string" office:string-value="('CAMELO ', 'PEDRO VINICIUS LOPES CAMELO', '13453880471', '$2y$10$v27SCrX./NbDT7771GDTSOXo1fln9EA3Y0HTaHnWy48UCqbpVxpNK', 1, 1), " calcext:value-type="string">
            <text:p>('CAMELO ', 'PEDRO VINICIUS LOPES CAMELO', '13453880471', '$2y$10$v27SCrX./NbDT7771GDTSOXo1fln9EA3Y0HTaHnWy48UCqbpVxpNK', 1, 1), </text:p>
          </table:table-cell>
          <table:table-cell table:formula="of:=&quot;UPDATE USUARIOS SET NOME_GUERRA = '&quot;&amp;[.A59]&amp;&quot; &quot;&amp;[.C59]&amp;&quot;' WHERE ID &gt; 401 AND NOME_GUERRA = '&quot;&amp;[.C59]&amp;&quot;';&quot;" office:value-type="string" office:string-value="UPDATE USUARIOS SET NOME_GUERRA = '362 CAMELO ' WHERE ID &gt; 401 AND NOME_GUERRA = 'CAMELO ';" calcext:value-type="string">
            <text:p>UPDATE USUARIOS SET NOME_GUERRA = '362 CAMELO ' WHERE ID &gt; 401 AND NOME_GUERRA = 'CAMELO '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ENAN DA SILVA MELO</text:p>
          </table:table-cell>
          <table:table-cell office:value-type="string" calcext:value-type="string">
            <text:p>SILVA MEL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97350379" calcext:value-type="float">
            <text:p>8199735037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352833417" calcext:value-type="float">
            <text:p>71352833417</text:p>
          </table:table-cell>
          <table:table-cell table:formula="of:=&quot;('&quot;&amp;[.C60]&amp;&quot;', '&quot;&amp;[.B60]&amp;&quot;', '&quot;&amp;[.J60]&amp;&quot;', '$2y$10$v27SCrX./NbDT7771GDTSOXo1fln9EA3Y0HTaHnWy48UCqbpVxpNK', 1, 1), &quot;" office:value-type="string" office:string-value="('SILVA MELO', 'RENAN DA SILVA MELO', '71352833417', '$2y$10$v27SCrX./NbDT7771GDTSOXo1fln9EA3Y0HTaHnWy48UCqbpVxpNK', 1, 1), " calcext:value-type="string">
            <text:p>('SILVA MELO', 'RENAN DA SILVA MELO', '71352833417', '$2y$10$v27SCrX./NbDT7771GDTSOXo1fln9EA3Y0HTaHnWy48UCqbpVxpNK', 1, 1), </text:p>
          </table:table-cell>
          <table:table-cell table:formula="of:=&quot;UPDATE USUARIOS SET NOME_GUERRA = '&quot;&amp;[.A60]&amp;&quot; &quot;&amp;[.C60]&amp;&quot;' WHERE ID &gt; 401 AND NOME_GUERRA = '&quot;&amp;[.C60]&amp;&quot;';&quot;" office:value-type="string" office:string-value="UPDATE USUARIOS SET NOME_GUERRA = '363 SILVA MELO' WHERE ID &gt; 401 AND NOME_GUERRA = 'SILVA MELO';" calcext:value-type="string">
            <text:p>UPDATE USUARIOS SET NOME_GUERRA = '363 SILVA MELO' WHERE ID &gt; 401 AND NOME_GUERRA = 'SILVA MELO'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IAN HANRI SOARES DA SILVA VEREDA</text:p>
          </table:table-cell>
          <table:table-cell office:value-type="string" calcext:value-type="string">
            <text:p>RI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83901837" calcext:value-type="float">
            <text:p>8198390183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815884436" calcext:value-type="float">
            <text:p>71815884436</text:p>
          </table:table-cell>
          <table:table-cell table:formula="of:=&quot;('&quot;&amp;[.C61]&amp;&quot;', '&quot;&amp;[.B61]&amp;&quot;', '&quot;&amp;[.J61]&amp;&quot;', '$2y$10$v27SCrX./NbDT7771GDTSOXo1fln9EA3Y0HTaHnWy48UCqbpVxpNK', 1, 1), &quot;" office:value-type="string" office:string-value="('RIAN', 'RIAN HANRI SOARES DA SILVA VEREDA', '71815884436', '$2y$10$v27SCrX./NbDT7771GDTSOXo1fln9EA3Y0HTaHnWy48UCqbpVxpNK', 1, 1), " calcext:value-type="string">
            <text:p>('RIAN', 'RIAN HANRI SOARES DA SILVA VEREDA', '71815884436', '$2y$10$v27SCrX./NbDT7771GDTSOXo1fln9EA3Y0HTaHnWy48UCqbpVxpNK', 1, 1), </text:p>
          </table:table-cell>
          <table:table-cell table:formula="of:=&quot;UPDATE USUARIOS SET NOME_GUERRA = '&quot;&amp;[.A61]&amp;&quot; &quot;&amp;[.C61]&amp;&quot;' WHERE ID &gt; 401 AND NOME_GUERRA = '&quot;&amp;[.C61]&amp;&quot;';&quot;" office:value-type="string" office:string-value="UPDATE USUARIOS SET NOME_GUERRA = '358 RIAN' WHERE ID &gt; 401 AND NOME_GUERRA = 'RIAN';" calcext:value-type="string">
            <text:p>UPDATE USUARIOS SET NOME_GUERRA = '358 RIAN' WHERE ID &gt; 401 AND NOME_GUERRA = 'RIAN'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YAN RODRIGUES DA SILVA XAVIER</text:p>
          </table:table-cell>
          <table:table-cell office:value-type="string" calcext:value-type="string">
            <text:p>XAVI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1174378" calcext:value-type="float">
            <text:p>81991174378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175567420" calcext:value-type="float">
            <text:p>16175567420</text:p>
          </table:table-cell>
          <table:table-cell table:formula="of:=&quot;('&quot;&amp;[.C62]&amp;&quot;', '&quot;&amp;[.B62]&amp;&quot;', '&quot;&amp;[.J62]&amp;&quot;', '$2y$10$v27SCrX./NbDT7771GDTSOXo1fln9EA3Y0HTaHnWy48UCqbpVxpNK', 1, 1), &quot;" office:value-type="string" office:string-value="('XAVIER', 'RYAN RODRIGUES DA SILVA XAVIER', '16175567420', '$2y$10$v27SCrX./NbDT7771GDTSOXo1fln9EA3Y0HTaHnWy48UCqbpVxpNK', 1, 1), " calcext:value-type="string">
            <text:p>('XAVIER', 'RYAN RODRIGUES DA SILVA XAVIER', '16175567420', '$2y$10$v27SCrX./NbDT7771GDTSOXo1fln9EA3Y0HTaHnWy48UCqbpVxpNK', 1, 1), </text:p>
          </table:table-cell>
          <table:table-cell table:formula="of:=&quot;UPDATE USUARIOS SET NOME_GUERRA = '&quot;&amp;[.A62]&amp;&quot; &quot;&amp;[.C62]&amp;&quot;' WHERE ID &gt; 401 AND NOME_GUERRA = '&quot;&amp;[.C62]&amp;&quot;';&quot;" office:value-type="string" office:string-value="UPDATE USUARIOS SET NOME_GUERRA = '349 XAVIER' WHERE ID &gt; 401 AND NOME_GUERRA = 'XAVIER';" calcext:value-type="string">
            <text:p>UPDATE USUARIOS SET NOME_GUERRA = '349 XAVIER' WHERE ID &gt; 401 AND NOME_GUERRA = 'XAVIER'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HALES WENDEL BARBOSA DA SILVA</text:p>
          </table:table-cell>
          <table:table-cell office:value-type="string" calcext:value-type="string">
            <text:p>WEND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7476338" calcext:value-type="float">
            <text:p>81997476338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554273498" calcext:value-type="float">
            <text:p>71554273498</text:p>
          </table:table-cell>
          <table:table-cell table:formula="of:=&quot;('&quot;&amp;[.C63]&amp;&quot;', '&quot;&amp;[.B63]&amp;&quot;', '&quot;&amp;[.J63]&amp;&quot;', '$2y$10$v27SCrX./NbDT7771GDTSOXo1fln9EA3Y0HTaHnWy48UCqbpVxpNK', 1, 1), &quot;" office:value-type="string" office:string-value="('WENDEL', 'THALES WENDEL BARBOSA DA SILVA', '71554273498', '$2y$10$v27SCrX./NbDT7771GDTSOXo1fln9EA3Y0HTaHnWy48UCqbpVxpNK', 1, 1), " calcext:value-type="string">
            <text:p>('WENDEL', 'THALES WENDEL BARBOSA DA SILVA', '71554273498', '$2y$10$v27SCrX./NbDT7771GDTSOXo1fln9EA3Y0HTaHnWy48UCqbpVxpNK', 1, 1), </text:p>
          </table:table-cell>
          <table:table-cell table:formula="of:=&quot;UPDATE USUARIOS SET NOME_GUERRA = '&quot;&amp;[.A63]&amp;&quot; &quot;&amp;[.C63]&amp;&quot;' WHERE ID &gt; 401 AND NOME_GUERRA = '&quot;&amp;[.C63]&amp;&quot;';&quot;" office:value-type="string" office:string-value="UPDATE USUARIOS SET NOME_GUERRA = '341 WENDEL' WHERE ID &gt; 401 AND NOME_GUERRA = 'WENDEL';" calcext:value-type="string">
            <text:p>UPDATE USUARIOS SET NOME_GUERRA = '341 WENDEL' WHERE ID &gt; 401 AND NOME_GUERRA = 'WENDEL'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ESLEY CRAYVER RAMOS DA SILVA</text:p>
          </table:table-cell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1988360381" calcext:value-type="float">
            <text:p>8198836038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426870436" calcext:value-type="float">
            <text:p>13426870436</text:p>
          </table:table-cell>
          <table:table-cell table:formula="of:=&quot;('&quot;&amp;[.C64]&amp;&quot;', '&quot;&amp;[.B64]&amp;&quot;', '&quot;&amp;[.J64]&amp;&quot;', '$2y$10$v27SCrX./NbDT7771GDTSOXo1fln9EA3Y0HTaHnWy48UCqbpVxpNK', 1, 1), &quot;" office:value-type="string" office:string-value="('RAMOS', 'WESLEY CRAYVER RAMOS DA SILVA', '13426870436', '$2y$10$v27SCrX./NbDT7771GDTSOXo1fln9EA3Y0HTaHnWy48UCqbpVxpNK', 1, 1), " calcext:value-type="string">
            <text:p>('RAMOS', 'WESLEY CRAYVER RAMOS DA SILVA', '13426870436', '$2y$10$v27SCrX./NbDT7771GDTSOXo1fln9EA3Y0HTaHnWy48UCqbpVxpNK', 1, 1), </text:p>
          </table:table-cell>
          <table:table-cell table:formula="of:=&quot;UPDATE USUARIOS SET NOME_GUERRA = '&quot;&amp;[.A64]&amp;&quot; &quot;&amp;[.C64]&amp;&quot;' WHERE ID &gt; 401 AND NOME_GUERRA = '&quot;&amp;[.C64]&amp;&quot;';&quot;" office:value-type="string" office:string-value="UPDATE USUARIOS SET NOME_GUERRA = '340 RAMOS' WHERE ID &gt; 401 AND NOME_GUERRA = 'RAMOS';" calcext:value-type="string">
            <text:p>UPDATE USUARIOS SET NOME_GUERRA = '340 RAMOS' WHERE ID &gt; 401 AND NOME_GUERRA = 'RAMOS'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CARO GUILHERME GALVAO SILVA</text:p>
          </table:table-cell>
          <table:table-cell office:value-type="string" calcext:value-type="string">
            <text:p>GALVAO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81982449249" calcext:value-type="float">
            <text:p>8198244924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385743496" calcext:value-type="float">
            <text:p>15385743496</text:p>
          </table:table-cell>
          <table:table-cell table:formula="of:=&quot;('&quot;&amp;[.C65]&amp;&quot;', '&quot;&amp;[.B65]&amp;&quot;', '&quot;&amp;[.J65]&amp;&quot;', '$2y$10$v27SCrX./NbDT7771GDTSOXo1fln9EA3Y0HTaHnWy48UCqbpVxpNK', 1, 1), &quot;" office:value-type="string" office:string-value="('GALVAO', 'YCARO GUILHERME GALVAO SILVA', '15385743496', '$2y$10$v27SCrX./NbDT7771GDTSOXo1fln9EA3Y0HTaHnWy48UCqbpVxpNK', 1, 1), " calcext:value-type="string">
            <text:p>('GALVAO', 'YCARO GUILHERME GALVAO SILVA', '15385743496', '$2y$10$v27SCrX./NbDT7771GDTSOXo1fln9EA3Y0HTaHnWy48UCqbpVxpNK', 1, 1), </text:p>
          </table:table-cell>
          <table:table-cell table:formula="of:=&quot;UPDATE USUARIOS SET NOME_GUERRA = '&quot;&amp;[.A65]&amp;&quot; &quot;&amp;[.C65]&amp;&quot;' WHERE ID &gt; 401 AND NOME_GUERRA = '&quot;&amp;[.C65]&amp;&quot;';&quot;" office:value-type="string" office:string-value="UPDATE USUARIOS SET NOME_GUERRA = '332 GALVAO' WHERE ID &gt; 401 AND NOME_GUERRA = 'GALVAO';" calcext:value-type="string">
            <text:p>UPDATE USUARIOS SET NOME_GUERRA = '332 GALVAO' WHERE ID &gt; 401 AND NOME_GUERRA = 'GALVAO'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KLLAYVER DOS SANTOS LIRA</text:p>
          </table:table-cell>
          <table:table-cell office:value-type="string" calcext:value-type="string">
            <text:p>LIRA</text:p>
          </table:table-cell>
          <table:table-cell table:style-name="ce1" office:value-type="date" office:date-value="2007-07-06" calcext:value-type="date">
            <text:p>06/07/07</text:p>
          </table:table-cell>
          <table:table-cell office:value-type="float" office:value="81997784089" calcext:value-type="float">
            <text:p>81997784089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170.179.024-67</text:p>
          </table:table-cell>
          <table:table-cell office:value-type="string" calcext:value-type="string">
            <text:p>CLAÚDIO DIAS DE LIRA</text:p>
          </table:table-cell>
          <table:table-cell office:value-type="string" calcext:value-type="string">
            <text:p>MONIQUE BEZERRA DOS SANTOS</text:p>
          </table:table-cell>
          <table:table-cell table:formula="of:=&quot;('&quot;&amp;[.C66]&amp;&quot;', '&quot;&amp;[.B66]&amp;&quot;', '&quot;&amp;[.J66]&amp;&quot;', '$2y$10$v27SCrX./NbDT7771GDTSOXo1fln9EA3Y0HTaHnWy48UCqbpVxpNK', 1, 1), &quot;" office:value-type="string" office:string-value="('LIRA', 'KLLAYVER DOS SANTOS LIRA', 'MONIQUE BEZERRA DOS SANTOS', '$2y$10$v27SCrX./NbDT7771GDTSOXo1fln9EA3Y0HTaHnWy48UCqbpVxpNK', 1, 1), " calcext:value-type="string">
            <text:p>('LIRA', 'KLLAYVER DOS SANTOS LIRA', 'MONIQUE BEZERRA DOS SANTOS', '$2y$10$v27SCrX./NbDT7771GDTSOXo1fln9EA3Y0HTaHnWy48UCqbpVxpNK', 1, 1), </text:p>
          </table:table-cell>
          <table:table-cell/>
        </table:table-row>
      </table:table>
      <table:table table:name="Planilha2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0"/>
          <table:table-cell office:value-type="string" calcext:value-type="string">
            <text:p>nome_guerra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RLOS HENRIQUE ANDRADE AGUIAR</text:p>
          </table:table-cell>
          <table:table-cell office:value-type="string" calcext:value-type="string">
            <text:p>AGUIA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10500" calcext:value-type="float">
            <text:p>819993105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7334155483" calcext:value-type="float">
            <text:p>17334155483</text:p>
          </table:table-cell>
          <table:table-cell table:formula="of:=[.A2]&amp;&quot; &quot;&amp;[.C2]" office:value-type="string" office:string-value="301 AGUIAR" calcext:value-type="string">
            <text:p>301 AGUIAR</text:p>
          </table:table-cell>
          <table:table-cell table:formula="of:=&quot;update usuarios set nome_guerra = '&quot;&amp;[.K2]&amp;&quot;' where cpf = '&quot;&amp;[.J2]&amp;&quot;';&quot;" office:value-type="string" office:string-value="update usuarios set nome_guerra = '301 AGUIAR' where cpf = '17334155483';" calcext:value-type="string">
            <text:p>update usuarios set nome_guerra = '301 AGUIAR' where cpf = '17334155483'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IZ MIGUEL FARIAS DANTAS</text:p>
          </table:table-cell>
          <table:table-cell office:value-type="string" calcext:value-type="string">
            <text:p>DANTA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88734002" calcext:value-type="float">
            <text:p>8198873400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308794401" calcext:value-type="float">
            <text:p>71308794401</text:p>
          </table:table-cell>
          <table:table-cell table:formula="of:=[.A3]&amp;&quot; &quot;&amp;[.C3]" office:value-type="string" office:string-value="302 DANTAS" calcext:value-type="string">
            <text:p>302 DANTAS</text:p>
          </table:table-cell>
          <table:table-cell table:formula="of:=&quot;update usuarios set nome_guerra = '&quot;&amp;[.K3]&amp;&quot;' where cpf = '&quot;&amp;[.J3]&amp;&quot;';&quot;" office:value-type="string" office:string-value="update usuarios set nome_guerra = '302 DANTAS' where cpf = '71308794401';" calcext:value-type="string">
            <text:p>update usuarios set nome_guerra = '302 DANTAS' where cpf = '71308794401'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KLLAYVER DOS SANTOS LIRA</text:p>
          </table:table-cell>
          <table:table-cell office:value-type="string" calcext:value-type="string">
            <text:p>LIR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7784089" calcext:value-type="float">
            <text:p>8199778408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017902467" calcext:value-type="float">
            <text:p>17017902467</text:p>
          </table:table-cell>
          <table:table-cell table:formula="of:=[.A4]&amp;&quot; &quot;&amp;[.C4]" office:value-type="string" office:string-value="303 LIRA" calcext:value-type="string">
            <text:p>303 LIRA</text:p>
          </table:table-cell>
          <table:table-cell table:formula="of:=&quot;update usuarios set nome_guerra = '&quot;&amp;[.K4]&amp;&quot;' where cpf = '&quot;&amp;[.J4]&amp;&quot;';&quot;" office:value-type="string" office:string-value="update usuarios set nome_guerra = '303 LIRA' where cpf = '17017902467';" calcext:value-type="string">
            <text:p>update usuarios set nome_guerra = '303 LIRA' where cpf = '17017902467'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AFAEL BERNARDO DOS SANTOS SILVA</text:p>
          </table:table-cell>
          <table:table-cell office:value-type="string" calcext:value-type="string">
            <text:p>BERNARD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1998628443" calcext:value-type="float">
            <text:p>8199862844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4409921428" calcext:value-type="float">
            <text:p>14409921428</text:p>
          </table:table-cell>
          <table:table-cell table:formula="of:=[.A5]&amp;&quot; &quot;&amp;[.C5]" office:value-type="string" office:string-value="304 BERNARDO" calcext:value-type="string">
            <text:p>304 BERNARDO</text:p>
          </table:table-cell>
          <table:table-cell table:formula="of:=&quot;update usuarios set nome_guerra = '&quot;&amp;[.K5]&amp;&quot;' where cpf = '&quot;&amp;[.J5]&amp;&quot;';&quot;" office:value-type="string" office:string-value="update usuarios set nome_guerra = '304 BERNARDO' where cpf = '14409921428';" calcext:value-type="string">
            <text:p>update usuarios set nome_guerra = '304 BERNARDO' where cpf = '14409921428'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ABRYEL HENRIQUE REGO TAVARES</text:p>
          </table:table-cell>
          <table:table-cell office:value-type="string" calcext:value-type="string">
            <text:p>GABRYEL HENRIQU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635594" calcext:value-type="float">
            <text:p>8199663559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9820583497" calcext:value-type="float">
            <text:p>9820583497</text:p>
          </table:table-cell>
          <table:table-cell table:formula="of:=[.A6]&amp;&quot; &quot;&amp;[.C6]" office:value-type="string" office:string-value="305 GABRYEL HENRIQUE" calcext:value-type="string">
            <text:p>305 GABRYEL HENRIQUE</text:p>
          </table:table-cell>
          <table:table-cell table:formula="of:=&quot;update usuarios set nome_guerra = '&quot;&amp;[.K6]&amp;&quot;' where cpf = '&quot;&amp;[.J6]&amp;&quot;';&quot;" office:value-type="string" office:string-value="update usuarios set nome_guerra = '305 GABRYEL HENRIQUE' where cpf = '9820583497';" calcext:value-type="string">
            <text:p>update usuarios set nome_guerra = '305 GABRYEL HENRIQUE' where cpf = '9820583497'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IGOR VINICIUS OLIVEIRA FERREIRA</text:p>
          </table:table-cell>
          <table:table-cell office:value-type="string" calcext:value-type="string">
            <text:p>HIG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92225316" calcext:value-type="float">
            <text:p>8199222531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7347348412" calcext:value-type="float">
            <text:p>17347348412</text:p>
          </table:table-cell>
          <table:table-cell table:formula="of:=[.A7]&amp;&quot; &quot;&amp;[.C7]" office:value-type="string" office:string-value="306 HIGOR" calcext:value-type="string">
            <text:p>306 HIGOR</text:p>
          </table:table-cell>
          <table:table-cell table:formula="of:=&quot;update usuarios set nome_guerra = '&quot;&amp;[.K7]&amp;&quot;' where cpf = '&quot;&amp;[.J7]&amp;&quot;';&quot;" office:value-type="string" office:string-value="update usuarios set nome_guerra = '306 HIGOR' where cpf = '17347348412';" calcext:value-type="string">
            <text:p>update usuarios set nome_guerra = '306 HIGOR' where cpf = '17347348412'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USTAVO DA SILVA MENDES</text:p>
          </table:table-cell>
          <table:table-cell office:value-type="string" calcext:value-type="string">
            <text:p>GUSTAVO 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6023448" calcext:value-type="float">
            <text:p>8199602344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171997438" calcext:value-type="float">
            <text:p>15171997438</text:p>
          </table:table-cell>
          <table:table-cell table:formula="of:=[.A8]&amp;&quot; &quot;&amp;[.C8]" office:value-type="string" office:string-value="307 GUSTAVO " calcext:value-type="string">
            <text:p>307 GUSTAVO </text:p>
          </table:table-cell>
          <table:table-cell table:formula="of:=&quot;update usuarios set nome_guerra = '&quot;&amp;[.K8]&amp;&quot;' where cpf = '&quot;&amp;[.J8]&amp;&quot;';&quot;" office:value-type="string" office:string-value="update usuarios set nome_guerra = '307 GUSTAVO ' where cpf = '15171997438';" calcext:value-type="string">
            <text:p>update usuarios set nome_guerra = '307 GUSTAVO ' where cpf = '15171997438'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ESLLEY LIMA DO ESPIRITO SANTO</text:p>
          </table:table-cell>
          <table:table-cell office:value-type="string" calcext:value-type="string">
            <text:p>ESPIRITO SAN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8490088" calcext:value-type="float">
            <text:p>8199849008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2015142452" calcext:value-type="float">
            <text:p>72015142452</text:p>
          </table:table-cell>
          <table:table-cell table:formula="of:=[.A9]&amp;&quot; &quot;&amp;[.C9]" office:value-type="string" office:string-value="308 ESPIRITO SANTO" calcext:value-type="string">
            <text:p>308 ESPIRITO SANTO</text:p>
          </table:table-cell>
          <table:table-cell table:formula="of:=&quot;update usuarios set nome_guerra = '&quot;&amp;[.K9]&amp;&quot;' where cpf = '&quot;&amp;[.J9]&amp;&quot;';&quot;" office:value-type="string" office:string-value="update usuarios set nome_guerra = '308 ESPIRITO SANTO' where cpf = '72015142452';" calcext:value-type="string">
            <text:p>update usuarios set nome_guerra = '308 ESPIRITO SANTO' where cpf = '72015142452'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VERTON CARLOS VICENTE DE SANTANA</text:p>
          </table:table-cell>
          <table:table-cell office:value-type="string" calcext:value-type="string">
            <text:p>VICENT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1994483500" calcext:value-type="float">
            <text:p>819944835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794211462" calcext:value-type="float">
            <text:p>71794211462</text:p>
          </table:table-cell>
          <table:table-cell table:formula="of:=[.A10]&amp;&quot; &quot;&amp;[.C10]" office:value-type="string" office:string-value="309 VICENTE" calcext:value-type="string">
            <text:p>309 VICENTE</text:p>
          </table:table-cell>
          <table:table-cell table:formula="of:=&quot;update usuarios set nome_guerra = '&quot;&amp;[.K10]&amp;&quot;' where cpf = '&quot;&amp;[.J10]&amp;&quot;';&quot;" office:value-type="string" office:string-value="update usuarios set nome_guerra = '309 VICENTE' where cpf = '71794211462';" calcext:value-type="string">
            <text:p>update usuarios set nome_guerra = '309 VICENTE' where cpf = '71794211462'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ABRIEL CALAÇA DE ARAUJO ALVES</text:p>
          </table:table-cell>
          <table:table-cell office:value-type="string" calcext:value-type="string">
            <text:p>CALAÇ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1363704" calcext:value-type="float">
            <text:p>8199136370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758420495" calcext:value-type="float">
            <text:p>15758420495</text:p>
          </table:table-cell>
          <table:table-cell table:formula="of:=[.A11]&amp;&quot; &quot;&amp;[.C11]" office:value-type="string" office:string-value="310 CALAÇA" calcext:value-type="string">
            <text:p>310 CALAÇA</text:p>
          </table:table-cell>
          <table:table-cell table:formula="of:=&quot;update usuarios set nome_guerra = '&quot;&amp;[.K11]&amp;&quot;' where cpf = '&quot;&amp;[.J11]&amp;&quot;';&quot;" office:value-type="string" office:string-value="update usuarios set nome_guerra = '310 CALAÇA' where cpf = '15758420495';" calcext:value-type="string">
            <text:p>update usuarios set nome_guerra = '310 CALAÇA' where cpf = '15758420495'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RTHUR BARBOSA RODRIGUES</text:p>
          </table:table-cell>
          <table:table-cell office:value-type="string" calcext:value-type="string">
            <text:p>BARBOS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81986647508" calcext:value-type="float">
            <text:p>8198664750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2301044459" calcext:value-type="float">
            <text:p>12301044459</text:p>
          </table:table-cell>
          <table:table-cell table:formula="of:=[.A12]&amp;&quot; &quot;&amp;[.C12]" office:value-type="string" office:string-value="311 BARBOSA" calcext:value-type="string">
            <text:p>311 BARBOSA</text:p>
          </table:table-cell>
          <table:table-cell table:formula="of:=&quot;update usuarios set nome_guerra = '&quot;&amp;[.K12]&amp;&quot;' where cpf = '&quot;&amp;[.J12]&amp;&quot;';&quot;" office:value-type="string" office:string-value="update usuarios set nome_guerra = '311 BARBOSA' where cpf = '12301044459';" calcext:value-type="string">
            <text:p>update usuarios set nome_guerra = '311 BARBOSA' where cpf = '12301044459'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JHUAN TAVARES PEREIRA ALVES</text:p>
          </table:table-cell>
          <table:table-cell office:value-type="string" calcext:value-type="string">
            <text:p>JHUAN TAVARES 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5727233" calcext:value-type="float">
            <text:p>8199572723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0572525443" calcext:value-type="float">
            <text:p>70572525443</text:p>
          </table:table-cell>
          <table:table-cell table:formula="of:=[.A13]&amp;&quot; &quot;&amp;[.C13]" office:value-type="string" office:string-value="312 JHUAN TAVARES " calcext:value-type="string">
            <text:p>312 JHUAN TAVARES </text:p>
          </table:table-cell>
          <table:table-cell table:formula="of:=&quot;update usuarios set nome_guerra = '&quot;&amp;[.K13]&amp;&quot;' where cpf = '&quot;&amp;[.J13]&amp;&quot;';&quot;" office:value-type="string" office:string-value="update usuarios set nome_guerra = '312 JHUAN TAVARES ' where cpf = '70572525443';" calcext:value-type="string">
            <text:p>update usuarios set nome_guerra = '312 JHUAN TAVARES ' where cpf = '70572525443'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LISEU BARBOSA DA SILVA</text:p>
          </table:table-cell>
          <table:table-cell office:value-type="string" calcext:value-type="string">
            <text:p>ELISEU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89672169" calcext:value-type="float">
            <text:p>81989672169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101272490" calcext:value-type="float">
            <text:p>71101272490</text:p>
          </table:table-cell>
          <table:table-cell table:formula="of:=[.A14]&amp;&quot; &quot;&amp;[.C14]" office:value-type="string" office:string-value="313 ELISEU" calcext:value-type="string">
            <text:p>313 ELISEU</text:p>
          </table:table-cell>
          <table:table-cell table:formula="of:=&quot;update usuarios set nome_guerra = '&quot;&amp;[.K14]&amp;&quot;' where cpf = '&quot;&amp;[.J14]&amp;&quot;';&quot;" office:value-type="string" office:string-value="update usuarios set nome_guerra = '313 ELISEU' where cpf = '71101272490';" calcext:value-type="string">
            <text:p>update usuarios set nome_guerra = '313 ELISEU' where cpf = '71101272490'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ÍTALO RENAN SOARES FREITA</text:p>
          </table:table-cell>
          <table:table-cell office:value-type="string" calcext:value-type="string">
            <text:p>ÍTALO SOARES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6624192" calcext:value-type="float">
            <text:p>8199662419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315116450" calcext:value-type="float">
            <text:p>16315116450</text:p>
          </table:table-cell>
          <table:table-cell table:formula="of:=[.A15]&amp;&quot; &quot;&amp;[.C15]" office:value-type="string" office:string-value="314 ÍTALO SOARES " calcext:value-type="string">
            <text:p>314 ÍTALO SOARES </text:p>
          </table:table-cell>
          <table:table-cell table:formula="of:=&quot;update usuarios set nome_guerra = '&quot;&amp;[.K15]&amp;&quot;' where cpf = '&quot;&amp;[.J15]&amp;&quot;';&quot;" office:value-type="string" office:string-value="update usuarios set nome_guerra = '314 ÍTALO SOARES ' where cpf = '16315116450';" calcext:value-type="string">
            <text:p>update usuarios set nome_guerra = '314 ÍTALO SOARES ' where cpf = '16315116450'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HALES LIMA DA SILVA</text:p>
          </table:table-cell>
          <table:table-cell office:value-type="string" calcext:value-type="string">
            <text:p>THAL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85219674" calcext:value-type="float">
            <text:p>8198521967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4488470440" calcext:value-type="float">
            <text:p>14488470440</text:p>
          </table:table-cell>
          <table:table-cell table:formula="of:=[.A16]&amp;&quot; &quot;&amp;[.C16]" office:value-type="string" office:string-value="315 THALES" calcext:value-type="string">
            <text:p>315 THALES</text:p>
          </table:table-cell>
          <table:table-cell table:formula="of:=&quot;update usuarios set nome_guerra = '&quot;&amp;[.K16]&amp;&quot;' where cpf = '&quot;&amp;[.J16]&amp;&quot;';&quot;" office:value-type="string" office:string-value="update usuarios set nome_guerra = '315 THALES' where cpf = '14488470440';" calcext:value-type="string">
            <text:p>update usuarios set nome_guerra = '315 THALES' where cpf = '14488470440'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KAUA MANOEL FAUSTINO DOS SANTOS</text:p>
          </table:table-cell>
          <table:table-cell office:value-type="string" calcext:value-type="string">
            <text:p>FAUSTIN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98266362" calcext:value-type="float">
            <text:p>8199826636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2786416450" calcext:value-type="float">
            <text:p>12786416450</text:p>
          </table:table-cell>
          <table:table-cell table:formula="of:=[.A17]&amp;&quot; &quot;&amp;[.C17]" office:value-type="string" office:string-value="316 FAUSTINO" calcext:value-type="string">
            <text:p>316 FAUSTINO</text:p>
          </table:table-cell>
          <table:table-cell table:formula="of:=&quot;update usuarios set nome_guerra = '&quot;&amp;[.K17]&amp;&quot;' where cpf = '&quot;&amp;[.J17]&amp;&quot;';&quot;" office:value-type="string" office:string-value="update usuarios set nome_guerra = '316 FAUSTINO' where cpf = '12786416450';" calcext:value-type="string">
            <text:p>update usuarios set nome_guerra = '316 FAUSTINO' where cpf = '12786416450'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AVID VINICIUS ARAÚJO DA SILVA</text:p>
          </table:table-cell>
          <table:table-cell office:value-type="string" calcext:value-type="string">
            <text:p>ARAÚJ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9850166" calcext:value-type="float">
            <text:p>8199985016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769615490" calcext:value-type="float">
            <text:p>71769615490</text:p>
          </table:table-cell>
          <table:table-cell table:formula="of:=[.A18]&amp;&quot; &quot;&amp;[.C18]" office:value-type="string" office:string-value="317 ARAÚJO" calcext:value-type="string">
            <text:p>317 ARAÚJO</text:p>
          </table:table-cell>
          <table:table-cell table:formula="of:=&quot;update usuarios set nome_guerra = '&quot;&amp;[.K18]&amp;&quot;' where cpf = '&quot;&amp;[.J18]&amp;&quot;';&quot;" office:value-type="string" office:string-value="update usuarios set nome_guerra = '317 ARAÚJO' where cpf = '71769615490';" calcext:value-type="string">
            <text:p>update usuarios set nome_guerra = '317 ARAÚJO' where cpf = '71769615490'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JOAO DE SOUZA PONTES NETO</text:p>
          </table:table-cell>
          <table:table-cell office:value-type="string" calcext:value-type="string">
            <text:p>SOUZA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7133480" calcext:value-type="float">
            <text:p>8198713348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3405450470" calcext:value-type="float">
            <text:p>13405450470</text:p>
          </table:table-cell>
          <table:table-cell table:formula="of:=[.A19]&amp;&quot; &quot;&amp;[.C19]" office:value-type="string" office:string-value="318 SOUZA" calcext:value-type="string">
            <text:p>318 SOUZA</text:p>
          </table:table-cell>
          <table:table-cell table:formula="of:=&quot;update usuarios set nome_guerra = '&quot;&amp;[.K19]&amp;&quot;' where cpf = '&quot;&amp;[.J19]&amp;&quot;';&quot;" office:value-type="string" office:string-value="update usuarios set nome_guerra = '318 SOUZA' where cpf = '13405450470';" calcext:value-type="string">
            <text:p>update usuarios set nome_guerra = '318 SOUZA' where cpf = '13405450470'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AVI WILLIAN PEREIRA SENA</text:p>
          </table:table-cell>
          <table:table-cell office:value-type="string" calcext:value-type="string">
            <text:p>SEN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4720015" calcext:value-type="float">
            <text:p>81984720015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365641411" calcext:value-type="float">
            <text:p>15365641411</text:p>
          </table:table-cell>
          <table:table-cell table:formula="of:=[.A20]&amp;&quot; &quot;&amp;[.C20]" office:value-type="string" office:string-value="319 SENA" calcext:value-type="string">
            <text:p>319 SENA</text:p>
          </table:table-cell>
          <table:table-cell table:formula="of:=&quot;update usuarios set nome_guerra = '&quot;&amp;[.K20]&amp;&quot;' where cpf = '&quot;&amp;[.J20]&amp;&quot;';&quot;" office:value-type="string" office:string-value="update usuarios set nome_guerra = '319 SENA' where cpf = '15365641411';" calcext:value-type="string">
            <text:p>update usuarios set nome_guerra = '319 SENA' where cpf = '15365641411'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AVI HENRIQUE LIMA DA SILVA</text:p>
          </table:table-cell>
          <table:table-cell office:value-type="string" calcext:value-type="string">
            <text:p>HENRIQUE LIMA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4360193" calcext:value-type="float">
            <text:p>8198436019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370707481" calcext:value-type="float">
            <text:p>16370707481</text:p>
          </table:table-cell>
          <table:table-cell table:formula="of:=[.A21]&amp;&quot; &quot;&amp;[.C21]" office:value-type="string" office:string-value="320 HENRIQUE LIMA" calcext:value-type="string">
            <text:p>320 HENRIQUE LIMA</text:p>
          </table:table-cell>
          <table:table-cell table:formula="of:=&quot;update usuarios set nome_guerra = '&quot;&amp;[.K21]&amp;&quot;' where cpf = '&quot;&amp;[.J21]&amp;&quot;';&quot;" office:value-type="string" office:string-value="update usuarios set nome_guerra = '320 HENRIQUE LIMA' where cpf = '16370707481';" calcext:value-type="string">
            <text:p>update usuarios set nome_guerra = '320 HENRIQUE LIMA' where cpf = '16370707481'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THEUS RODRIGUES DE SANTANA SANTOS</text:p>
          </table:table-cell>
          <table:table-cell office:value-type="string" calcext:value-type="string">
            <text:p>MATHEU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4102220" calcext:value-type="float">
            <text:p>8199410222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0663200423" calcext:value-type="float">
            <text:p>70663200423</text:p>
          </table:table-cell>
          <table:table-cell table:formula="of:=[.A22]&amp;&quot; &quot;&amp;[.C22]" office:value-type="string" office:string-value="321 MATHEUS" calcext:value-type="string">
            <text:p>321 MATHEUS</text:p>
          </table:table-cell>
          <table:table-cell table:formula="of:=&quot;update usuarios set nome_guerra = '&quot;&amp;[.K22]&amp;&quot;' where cpf = '&quot;&amp;[.J22]&amp;&quot;';&quot;" office:value-type="string" office:string-value="update usuarios set nome_guerra = '321 MATHEUS' where cpf = '70663200423';" calcext:value-type="string">
            <text:p>update usuarios set nome_guerra = '321 MATHEUS' where cpf = '70663200423'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LIAS DE ALBUQUERQUE NASCIMENTO</text:p>
          </table:table-cell>
          <table:table-cell office:value-type="string" calcext:value-type="string">
            <text:p>DE ALBUQUERQU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5586860" calcext:value-type="float">
            <text:p>8198558686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991988489" calcext:value-type="float">
            <text:p>15991988489</text:p>
          </table:table-cell>
          <table:table-cell table:formula="of:=[.A23]&amp;&quot; &quot;&amp;[.C23]" office:value-type="string" office:string-value="322 DE ALBUQUERQUE" calcext:value-type="string">
            <text:p>322 DE ALBUQUERQUE</text:p>
          </table:table-cell>
          <table:table-cell table:formula="of:=&quot;update usuarios set nome_guerra = '&quot;&amp;[.K23]&amp;&quot;' where cpf = '&quot;&amp;[.J23]&amp;&quot;';&quot;" office:value-type="string" office:string-value="update usuarios set nome_guerra = '322 DE ALBUQUERQUE' where cpf = '15991988489';" calcext:value-type="string">
            <text:p>update usuarios set nome_guerra = '322 DE ALBUQUERQUE' where cpf = '15991988489'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IGOR FLORENTINO DA SILVA</text:p>
          </table:table-cell>
          <table:table-cell office:value-type="string" calcext:value-type="string">
            <text:p>FLORENTI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01546" calcext:value-type="float">
            <text:p>8199620154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134348473" calcext:value-type="float">
            <text:p>16134348473</text:p>
          </table:table-cell>
          <table:table-cell table:formula="of:=[.A24]&amp;&quot; &quot;&amp;[.C24]" office:value-type="string" office:string-value="323 FLORENTINO" calcext:value-type="string">
            <text:p>323 FLORENTINO</text:p>
          </table:table-cell>
          <table:table-cell table:formula="of:=&quot;update usuarios set nome_guerra = '&quot;&amp;[.K24]&amp;&quot;' where cpf = '&quot;&amp;[.J24]&amp;&quot;';&quot;" office:value-type="string" office:string-value="update usuarios set nome_guerra = '323 FLORENTINO' where cpf = '16134348473';" calcext:value-type="string">
            <text:p>update usuarios set nome_guerra = '323 FLORENTINO' where cpf = '16134348473'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JOAO PEDRO RODRIGUES DO NASCIMENTO</text:p>
          </table:table-cell>
          <table:table-cell office:value-type="string" calcext:value-type="string">
            <text:p>PEDRO RODRIGUES 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3655153" calcext:value-type="float">
            <text:p>8199365515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039436317" calcext:value-type="float">
            <text:p>16039436317</text:p>
          </table:table-cell>
          <table:table-cell table:formula="of:=[.A25]&amp;&quot; &quot;&amp;[.C25]" office:value-type="string" office:string-value="324 PEDRO RODRIGUES " calcext:value-type="string">
            <text:p>324 PEDRO RODRIGUES </text:p>
          </table:table-cell>
          <table:table-cell table:formula="of:=&quot;update usuarios set nome_guerra = '&quot;&amp;[.K25]&amp;&quot;' where cpf = '&quot;&amp;[.J25]&amp;&quot;';&quot;" office:value-type="string" office:string-value="update usuarios set nome_guerra = '324 PEDRO RODRIGUES ' where cpf = '16039436317';" calcext:value-type="string">
            <text:p>update usuarios set nome_guerra = '324 PEDRO RODRIGUES ' where cpf = '16039436317'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RAN TAVARES DA SILVA DE OLIVEIRA</text:p>
          </table:table-cell>
          <table:table-cell office:value-type="string" calcext:value-type="string">
            <text:p>IR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2172639" calcext:value-type="float">
            <text:p>81992172639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574874482" calcext:value-type="float">
            <text:p>15574874482</text:p>
          </table:table-cell>
          <table:table-cell table:formula="of:=[.A26]&amp;&quot; &quot;&amp;[.C26]" office:value-type="string" office:string-value="325 IRAN" calcext:value-type="string">
            <text:p>325 IRAN</text:p>
          </table:table-cell>
          <table:table-cell table:formula="of:=&quot;update usuarios set nome_guerra = '&quot;&amp;[.K26]&amp;&quot;' where cpf = '&quot;&amp;[.J26]&amp;&quot;';&quot;" office:value-type="string" office:string-value="update usuarios set nome_guerra = '325 IRAN' where cpf = '15574874482';" calcext:value-type="string">
            <text:p>update usuarios set nome_guerra = '325 IRAN' where cpf = '15574874482'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BDIAS FRANCELINO DA SILVA NETO</text:p>
          </table:table-cell>
          <table:table-cell office:value-type="string" calcext:value-type="string">
            <text:p>FRANCELI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97046518" calcext:value-type="float">
            <text:p>8199704651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528033400" calcext:value-type="float">
            <text:p>71528033400</text:p>
          </table:table-cell>
          <table:table-cell table:formula="of:=[.A27]&amp;&quot; &quot;&amp;[.C27]" office:value-type="string" office:string-value="326 FRANCELINO" calcext:value-type="string">
            <text:p>326 FRANCELINO</text:p>
          </table:table-cell>
          <table:table-cell table:formula="of:=&quot;update usuarios set nome_guerra = '&quot;&amp;[.K27]&amp;&quot;' where cpf = '&quot;&amp;[.J27]&amp;&quot;';&quot;" office:value-type="string" office:string-value="update usuarios set nome_guerra = '326 FRANCELINO' where cpf = '71528033400';" calcext:value-type="string">
            <text:p>update usuarios set nome_guerra = '326 FRANCELINO' where cpf = '71528033400'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VANDRO DOS SANTOS BERNARDO JÚNIOR</text:p>
          </table:table-cell>
          <table:table-cell office:value-type="string" calcext:value-type="string">
            <text:p>EVANDRO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91001526" calcext:value-type="float">
            <text:p>8199100152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934891436" calcext:value-type="float">
            <text:p>71934891436</text:p>
          </table:table-cell>
          <table:table-cell table:formula="of:=[.A28]&amp;&quot; &quot;&amp;[.C28]" office:value-type="string" office:string-value="327 EVANDRO" calcext:value-type="string">
            <text:p>327 EVANDRO</text:p>
          </table:table-cell>
          <table:table-cell table:formula="of:=&quot;update usuarios set nome_guerra = '&quot;&amp;[.K28]&amp;&quot;' where cpf = '&quot;&amp;[.J28]&amp;&quot;';&quot;" office:value-type="string" office:string-value="update usuarios set nome_guerra = '327 EVANDRO' where cpf = '71934891436';" calcext:value-type="string">
            <text:p>update usuarios set nome_guerra = '327 EVANDRO' where cpf = '71934891436'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HEUS VITOR DOMINGUÊS DE SOUZA</text:p>
          </table:table-cell>
          <table:table-cell office:value-type="string" calcext:value-type="string">
            <text:p>DOMINGUÊ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855258" calcext:value-type="float">
            <text:p>81996855258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0474360431" calcext:value-type="float">
            <text:p>10474360431</text:p>
          </table:table-cell>
          <table:table-cell table:formula="of:=[.A29]&amp;&quot; &quot;&amp;[.C29]" office:value-type="string" office:string-value="328 DOMINGUÊS" calcext:value-type="string">
            <text:p>328 DOMINGUÊS</text:p>
          </table:table-cell>
          <table:table-cell table:formula="of:=&quot;update usuarios set nome_guerra = '&quot;&amp;[.K29]&amp;&quot;' where cpf = '&quot;&amp;[.J29]&amp;&quot;';&quot;" office:value-type="string" office:string-value="update usuarios set nome_guerra = '328 DOMINGUÊS' where cpf = '10474360431';" calcext:value-type="string">
            <text:p>update usuarios set nome_guerra = '328 DOMINGUÊS' where cpf = '10474360431'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LEJANDRO ROGER SILVA OLIVEIRA</text:p>
          </table:table-cell>
          <table:table-cell office:value-type="string" calcext:value-type="string">
            <text:p>RO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035185" calcext:value-type="float">
            <text:p>81999035185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914379446" calcext:value-type="float">
            <text:p>71914379446</text:p>
          </table:table-cell>
          <table:table-cell table:formula="of:=[.A30]&amp;&quot; &quot;&amp;[.C30]" office:value-type="string" office:string-value="329 ROGER" calcext:value-type="string">
            <text:p>329 ROGER</text:p>
          </table:table-cell>
          <table:table-cell table:formula="of:=&quot;update usuarios set nome_guerra = '&quot;&amp;[.K30]&amp;&quot;' where cpf = '&quot;&amp;[.J30]&amp;&quot;';&quot;" office:value-type="string" office:string-value="update usuarios set nome_guerra = '329 ROGER' where cpf = '71914379446';" calcext:value-type="string">
            <text:p>update usuarios set nome_guerra = '329 ROGER' where cpf = '71914379446'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KAUA VITOR SANTANA FERREIRA</text:p>
          </table:table-cell>
          <table:table-cell office:value-type="string" calcext:value-type="string">
            <text:p>SANTA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23396" calcext:value-type="float">
            <text:p>8199622339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858088490" calcext:value-type="float">
            <text:p>15858088490</text:p>
          </table:table-cell>
          <table:table-cell table:formula="of:=[.A31]&amp;&quot; &quot;&amp;[.C31]" office:value-type="string" office:string-value="330 SANTANA" calcext:value-type="string">
            <text:p>330 SANTANA</text:p>
          </table:table-cell>
          <table:table-cell table:formula="of:=&quot;update usuarios set nome_guerra = '&quot;&amp;[.K31]&amp;&quot;' where cpf = '&quot;&amp;[.J31]&amp;&quot;';&quot;" office:value-type="string" office:string-value="update usuarios set nome_guerra = '330 SANTANA' where cpf = '15858088490';" calcext:value-type="string">
            <text:p>update usuarios set nome_guerra = '330 SANTANA' where cpf = '15858088490'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STEVÃO RAFAEL SANTOS ALVES</text:p>
          </table:table-cell>
          <table:table-cell office:value-type="string" calcext:value-type="string">
            <text:p>ESTEVÃ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60166300" calcext:value-type="float">
            <text:p>819601663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3768893405" calcext:value-type="float">
            <text:p>13768893405</text:p>
          </table:table-cell>
          <table:table-cell table:formula="of:=[.A32]&amp;&quot; &quot;&amp;[.C32]" office:value-type="string" office:string-value="331 ESTEVÃO" calcext:value-type="string">
            <text:p>331 ESTEVÃO</text:p>
          </table:table-cell>
          <table:table-cell table:formula="of:=&quot;update usuarios set nome_guerra = '&quot;&amp;[.K32]&amp;&quot;' where cpf = '&quot;&amp;[.J32]&amp;&quot;';&quot;" office:value-type="string" office:string-value="update usuarios set nome_guerra = '331 ESTEVÃO' where cpf = '13768893405';" calcext:value-type="string">
            <text:p>update usuarios set nome_guerra = '331 ESTEVÃO' where cpf = '13768893405';</text:p>
          </table:table-cell>
        </table:table-row>
        <table:table-row table:style-name="ro1">
          <table:table-cell table:number-columns-repeated="10"/>
          <table:table-cell table:formula="of:=[.A33]&amp;&quot; &quot;&amp;[.C33]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EORGE SILVEIRA DE ANDRADE</text:p>
          </table:table-cell>
          <table:table-cell office:value-type="string" calcext:value-type="string">
            <text:p>ANDRAD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4394935" calcext:value-type="float">
            <text:p>8199439493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2420707451" calcext:value-type="float">
            <text:p>12420707451</text:p>
          </table:table-cell>
          <table:table-cell table:formula="of:=[.A34]&amp;&quot; &quot;&amp;[.C34]" office:value-type="string" office:string-value="332 ANDRADE" calcext:value-type="string">
            <text:p>332 ANDRADE</text:p>
          </table:table-cell>
          <table:table-cell table:formula="of:=&quot;update usuarios set nome_guerra = '&quot;&amp;[.K34]&amp;&quot;' where cpf = '&quot;&amp;[.J34]&amp;&quot;';&quot;" office:value-type="string" office:string-value="update usuarios set nome_guerra = '332 ANDRADE' where cpf = '12420707451';" calcext:value-type="string">
            <text:p>update usuarios set nome_guerra = '332 ANDRADE' where cpf = '12420707451'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CAS VINICIUS CARDOSO DE SOUZA</text:p>
          </table:table-cell>
          <table:table-cell office:value-type="string" calcext:value-type="string">
            <text:p>LUCAS CARDOS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088878712" calcext:value-type="float">
            <text:p>810888787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3789782424" calcext:value-type="float">
            <text:p>13789782424</text:p>
          </table:table-cell>
          <table:table-cell table:formula="of:=[.A35]&amp;&quot; &quot;&amp;[.C35]" office:value-type="string" office:string-value="333 LUCAS CARDOSO" calcext:value-type="string">
            <text:p>333 LUCAS CARDOSO</text:p>
          </table:table-cell>
          <table:table-cell table:formula="of:=&quot;update usuarios set nome_guerra = '&quot;&amp;[.K35]&amp;&quot;' where cpf = '&quot;&amp;[.J35]&amp;&quot;';&quot;" office:value-type="string" office:string-value="update usuarios set nome_guerra = '333 LUCAS CARDOSO' where cpf = '13789782424';" calcext:value-type="string">
            <text:p>update usuarios set nome_guerra = '333 LUCAS CARDOSO' where cpf = '13789782424'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YCARO GUILHERME GALVAO SILVA</text:p>
          </table:table-cell>
          <table:table-cell office:value-type="string" calcext:value-type="string">
            <text:p>GALVAO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81982449249" calcext:value-type="float">
            <text:p>819824492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385743496" calcext:value-type="float">
            <text:p>15385743496</text:p>
          </table:table-cell>
          <table:table-cell table:formula="of:=[.A36]&amp;&quot; &quot;&amp;[.C36]" office:value-type="string" office:string-value="334 GALVAO" calcext:value-type="string">
            <text:p>334 GALVAO</text:p>
          </table:table-cell>
          <table:table-cell table:formula="of:=&quot;update usuarios set nome_guerra = '&quot;&amp;[.K36]&amp;&quot;' where cpf = '&quot;&amp;[.J36]&amp;&quot;';&quot;" office:value-type="string" office:string-value="update usuarios set nome_guerra = '334 GALVAO' where cpf = '15385743496';" calcext:value-type="string">
            <text:p>update usuarios set nome_guerra = '334 GALVAO' where cpf = '15385743496'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NDRE LUIZ DE LIMA PEDROSA JUNIOR</text:p>
          </table:table-cell>
          <table:table-cell office:value-type="string" calcext:value-type="string">
            <text:p>PEDROS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4413687" calcext:value-type="float">
            <text:p>819844136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0998657492" calcext:value-type="float">
            <text:p>70998657492</text:p>
          </table:table-cell>
          <table:table-cell table:formula="of:=[.A37]&amp;&quot; &quot;&amp;[.C37]" office:value-type="string" office:string-value="335 PEDROSA" calcext:value-type="string">
            <text:p>335 PEDROSA</text:p>
          </table:table-cell>
          <table:table-cell table:formula="of:=&quot;update usuarios set nome_guerra = '&quot;&amp;[.K37]&amp;&quot;' where cpf = '&quot;&amp;[.J37]&amp;&quot;';&quot;" office:value-type="string" office:string-value="update usuarios set nome_guerra = '335 PEDROSA' where cpf = '70998657492';" calcext:value-type="string">
            <text:p>update usuarios set nome_guerra = '335 PEDROSA' where cpf = '70998657492'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ELIPE GABRIEL LAGO DE ARAUJO</text:p>
          </table:table-cell>
          <table:table-cell office:value-type="string" calcext:value-type="string">
            <text:p>LAG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81992182122" calcext:value-type="float">
            <text:p>8199218212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 </text:p>
          </table:table-cell>
          <table:table-cell office:value-type="float" office:value="15631827425" calcext:value-type="float">
            <text:p>15631827425</text:p>
          </table:table-cell>
          <table:table-cell table:formula="of:=[.A38]&amp;&quot; &quot;&amp;[.C38]" office:value-type="string" office:string-value="336 LAGO" calcext:value-type="string">
            <text:p>336 LAGO</text:p>
          </table:table-cell>
          <table:table-cell table:formula="of:=&quot;update usuarios set nome_guerra = '&quot;&amp;[.K38]&amp;&quot;' where cpf = '&quot;&amp;[.J38]&amp;&quot;';&quot;" office:value-type="string" office:string-value="update usuarios set nome_guerra = '336 LAGO' where cpf = '15631827425';" calcext:value-type="string">
            <text:p>update usuarios set nome_guerra = '336 LAGO' where cpf = '15631827425'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KAEL TOMAZIO NEPOMUCENO DA SILVA</text:p>
          </table:table-cell>
          <table:table-cell office:value-type="string" calcext:value-type="string">
            <text:p>TOMAZI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1254572" calcext:value-type="float">
            <text:p>8198125457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941913423" calcext:value-type="float">
            <text:p>71941913423</text:p>
          </table:table-cell>
          <table:table-cell table:formula="of:=[.A39]&amp;&quot; &quot;&amp;[.C39]" office:value-type="string" office:string-value="337 TOMAZIO" calcext:value-type="string">
            <text:p>337 TOMAZIO</text:p>
          </table:table-cell>
          <table:table-cell table:formula="of:=&quot;update usuarios set nome_guerra = '&quot;&amp;[.K39]&amp;&quot;' where cpf = '&quot;&amp;[.J39]&amp;&quot;';&quot;" office:value-type="string" office:string-value="update usuarios set nome_guerra = '337 TOMAZIO' where cpf = '71941913423';" calcext:value-type="string">
            <text:p>update usuarios set nome_guerra = '337 TOMAZIO' where cpf = '71941913423'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CAS LEAO DE ARAUJO</text:p>
          </table:table-cell>
          <table:table-cell office:value-type="string" calcext:value-type="string">
            <text:p>LEA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4949404" calcext:value-type="float">
            <text:p>8199494940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104462478" calcext:value-type="float">
            <text:p>71104462478</text:p>
          </table:table-cell>
          <table:table-cell table:formula="of:=[.A40]&amp;&quot; &quot;&amp;[.C40]" office:value-type="string" office:string-value="338 LEAO" calcext:value-type="string">
            <text:p>338 LEAO</text:p>
          </table:table-cell>
          <table:table-cell table:formula="of:=&quot;update usuarios set nome_guerra = '&quot;&amp;[.K40]&amp;&quot;' where cpf = '&quot;&amp;[.J40]&amp;&quot;';&quot;" office:value-type="string" office:string-value="update usuarios set nome_guerra = '338 LEAO' where cpf = '71104462478';" calcext:value-type="string">
            <text:p>update usuarios set nome_guerra = '338 LEAO' where cpf = '71104462478'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ENAN DA SILVA MELO</text:p>
          </table:table-cell>
          <table:table-cell office:value-type="string" calcext:value-type="string">
            <text:p>SILVA MEL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97350379" calcext:value-type="float">
            <text:p>8199735037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352833417" calcext:value-type="float">
            <text:p>71352833417</text:p>
          </table:table-cell>
          <table:table-cell table:formula="of:=[.A41]&amp;&quot; &quot;&amp;[.C41]" office:value-type="string" office:string-value="339 SILVA MELO" calcext:value-type="string">
            <text:p>339 SILVA MELO</text:p>
          </table:table-cell>
          <table:table-cell table:formula="of:=&quot;update usuarios set nome_guerra = '&quot;&amp;[.K41]&amp;&quot;' where cpf = '&quot;&amp;[.J41]&amp;&quot;';&quot;" office:value-type="string" office:string-value="update usuarios set nome_guerra = '339 SILVA MELO' where cpf = '71352833417';" calcext:value-type="string">
            <text:p>update usuarios set nome_guerra = '339 SILVA MELO' where cpf = '71352833417'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EYVID RENAN BELARMINO DOS SANTOS</text:p>
          </table:table-cell>
          <table:table-cell office:value-type="string" calcext:value-type="string">
            <text:p>BELARMIN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9566441" calcext:value-type="float">
            <text:p>8199956644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370707411" calcext:value-type="float">
            <text:p>16370707411</text:p>
          </table:table-cell>
          <table:table-cell table:formula="of:=[.A42]&amp;&quot; &quot;&amp;[.C42]" office:value-type="string" office:string-value="340 BELARMINO" calcext:value-type="string">
            <text:p>340 BELARMINO</text:p>
          </table:table-cell>
          <table:table-cell table:formula="of:=&quot;update usuarios set nome_guerra = '&quot;&amp;[.K42]&amp;&quot;' where cpf = '&quot;&amp;[.J42]&amp;&quot;';&quot;" office:value-type="string" office:string-value="update usuarios set nome_guerra = '340 BELARMINO' where cpf = '16370707411';" calcext:value-type="string">
            <text:p>update usuarios set nome_guerra = '340 BELARMINO' where cpf = '16370707411'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OAO CARLOS ROCHA DA SILVA NETO</text:p>
          </table:table-cell>
          <table:table-cell office:value-type="string" calcext:value-type="string">
            <text:p>ROCH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87734432" calcext:value-type="float">
            <text:p>8198773443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557015419" calcext:value-type="float">
            <text:p>16557015419</text:p>
          </table:table-cell>
          <table:table-cell table:formula="of:=[.A43]&amp;&quot; &quot;&amp;[.C43]" office:value-type="string" office:string-value="341 ROCHA" calcext:value-type="string">
            <text:p>341 ROCHA</text:p>
          </table:table-cell>
          <table:table-cell table:formula="of:=&quot;update usuarios set nome_guerra = '&quot;&amp;[.K43]&amp;&quot;' where cpf = '&quot;&amp;[.J43]&amp;&quot;';&quot;" office:value-type="string" office:string-value="update usuarios set nome_guerra = '341 ROCHA' where cpf = '16557015419';" calcext:value-type="string">
            <text:p>update usuarios set nome_guerra = '341 ROCHA' where cpf = '16557015419'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ULO ROBERTO PEREIRA DA SILVA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9220649" calcext:value-type="float">
            <text:p>819892206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 </text:p>
          </table:table-cell>
          <table:table-cell office:value-type="float" office:value="17955271459" calcext:value-type="float">
            <text:p>17955271459</text:p>
          </table:table-cell>
          <table:table-cell table:formula="of:=[.A44]&amp;&quot; &quot;&amp;[.C44]" office:value-type="string" office:string-value="342 ROBERTO" calcext:value-type="string">
            <text:p>342 ROBERTO</text:p>
          </table:table-cell>
          <table:table-cell table:formula="of:=&quot;update usuarios set nome_guerra = '&quot;&amp;[.K44]&amp;&quot;' where cpf = '&quot;&amp;[.J44]&amp;&quot;';&quot;" office:value-type="string" office:string-value="update usuarios set nome_guerra = '342 ROBERTO' where cpf = '17955271459';" calcext:value-type="string">
            <text:p>update usuarios set nome_guerra = '342 ROBERTO' where cpf = '17955271459'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TONIO CARLOS DOS SANTOS SILVA</text:p>
          </table:table-cell>
          <table:table-cell office:value-type="string" calcext:value-type="string">
            <text:p>DOS SANTO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81973424569" calcext:value-type="float">
            <text:p>819734245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543938311" calcext:value-type="float">
            <text:p>15543938311</text:p>
          </table:table-cell>
          <table:table-cell table:formula="of:=[.A45]&amp;&quot; &quot;&amp;[.C45]" office:value-type="string" office:string-value="343 DOS SANTOS" calcext:value-type="string">
            <text:p>343 DOS SANTOS</text:p>
          </table:table-cell>
          <table:table-cell table:formula="of:=&quot;update usuarios set nome_guerra = '&quot;&amp;[.K45]&amp;&quot;' where cpf = '&quot;&amp;[.J45]&amp;&quot;';&quot;" office:value-type="string" office:string-value="update usuarios set nome_guerra = '343 DOS SANTOS' where cpf = '15543938311';" calcext:value-type="string">
            <text:p>update usuarios set nome_guerra = '343 DOS SANTOS' where cpf = '15543938311'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JOAO VINICIUS DE ARAUJO LIMA</text:p>
          </table:table-cell>
          <table:table-cell office:value-type="string" calcext:value-type="string">
            <text:p>JOAO VINICI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81984326214" calcext:value-type="float">
            <text:p>819843262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960828448" calcext:value-type="float">
            <text:p>15960828448</text:p>
          </table:table-cell>
          <table:table-cell table:formula="of:=[.A46]&amp;&quot; &quot;&amp;[.C46]" office:value-type="string" office:string-value="344 JOAO VINICIUS" calcext:value-type="string">
            <text:p>344 JOAO VINICIUS</text:p>
          </table:table-cell>
          <table:table-cell table:formula="of:=&quot;update usuarios set nome_guerra = '&quot;&amp;[.K46]&amp;&quot;' where cpf = '&quot;&amp;[.J46]&amp;&quot;';&quot;" office:value-type="string" office:string-value="update usuarios set nome_guerra = '344 JOAO VINICIUS' where cpf = '15960828448';" calcext:value-type="string">
            <text:p>update usuarios set nome_guerra = '344 JOAO VINICIUS' where cpf = '15960828448'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ÁLVARO PAULO FRANCISCO JÚNIOR</text:p>
          </table:table-cell>
          <table:table-cell office:value-type="string" calcext:value-type="string">
            <text:p>FRANCISC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89719" calcext:value-type="float">
            <text:p>819993897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067111461" calcext:value-type="float">
            <text:p>15067111461</text:p>
          </table:table-cell>
          <table:table-cell table:formula="of:=[.A47]&amp;&quot; &quot;&amp;[.C47]" office:value-type="string" office:string-value="345 FRANCISCO" calcext:value-type="string">
            <text:p>345 FRANCISCO</text:p>
          </table:table-cell>
          <table:table-cell table:formula="of:=&quot;update usuarios set nome_guerra = '&quot;&amp;[.K47]&amp;&quot;' where cpf = '&quot;&amp;[.J47]&amp;&quot;';&quot;" office:value-type="string" office:string-value="update usuarios set nome_guerra = '345 FRANCISCO' where cpf = '15067111461';" calcext:value-type="string">
            <text:p>update usuarios set nome_guerra = '345 FRANCISCO' where cpf = '15067111461'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ESLEY CRAYVER RAMOS DA SILVA</text:p>
          </table:table-cell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1988360381" calcext:value-type="float">
            <text:p>819883603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3426870436" calcext:value-type="float">
            <text:p>13426870436</text:p>
          </table:table-cell>
          <table:table-cell table:formula="of:=[.A48]&amp;&quot; &quot;&amp;[.C48]" office:value-type="string" office:string-value="346 RAMOS" calcext:value-type="string">
            <text:p>346 RAMOS</text:p>
          </table:table-cell>
          <table:table-cell table:formula="of:=&quot;update usuarios set nome_guerra = '&quot;&amp;[.K48]&amp;&quot;' where cpf = '&quot;&amp;[.J48]&amp;&quot;';&quot;" office:value-type="string" office:string-value="update usuarios set nome_guerra = '346 RAMOS' where cpf = '13426870436';" calcext:value-type="string">
            <text:p>update usuarios set nome_guerra = '346 RAMOS' where cpf = '13426870436'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DAVI LUCAS SOARES DA SILVA</text:p>
          </table:table-cell>
          <table:table-cell office:value-type="string" calcext:value-type="string">
            <text:p>DAVI SOARE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24899" calcext:value-type="float">
            <text:p>8199622489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638186456" calcext:value-type="float">
            <text:p>71638186456</text:p>
          </table:table-cell>
          <table:table-cell table:formula="of:=[.A49]&amp;&quot; &quot;&amp;[.C49]" office:value-type="string" office:string-value="347 DAVI SOARES" calcext:value-type="string">
            <text:p>347 DAVI SOARES</text:p>
          </table:table-cell>
          <table:table-cell table:formula="of:=&quot;update usuarios set nome_guerra = '&quot;&amp;[.K49]&amp;&quot;' where cpf = '&quot;&amp;[.J49]&amp;&quot;';&quot;" office:value-type="string" office:string-value="update usuarios set nome_guerra = '347 DAVI SOARES' where cpf = '71638186456';" calcext:value-type="string">
            <text:p>update usuarios set nome_guerra = '347 DAVI SOARES' where cpf = '71638186456'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KAUA VITOR CHAVES DA SILVA</text:p>
          </table:table-cell>
          <table:table-cell office:value-type="string" calcext:value-type="string">
            <text:p>CHAV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85115361" calcext:value-type="float">
            <text:p>8198511536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7434921463" calcext:value-type="float">
            <text:p>17434921463</text:p>
          </table:table-cell>
          <table:table-cell table:formula="of:=[.A50]&amp;&quot; &quot;&amp;[.C50]" office:value-type="string" office:string-value="348 CHAVES" calcext:value-type="string">
            <text:p>348 CHAVES</text:p>
          </table:table-cell>
          <table:table-cell table:formula="of:=&quot;update usuarios set nome_guerra = '&quot;&amp;[.K50]&amp;&quot;' where cpf = '&quot;&amp;[.J50]&amp;&quot;';&quot;" office:value-type="string" office:string-value="update usuarios set nome_guerra = '348 CHAVES' where cpf = '17434921463';" calcext:value-type="string">
            <text:p>update usuarios set nome_guerra = '348 CHAVES' where cpf = '17434921463'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IAN HANRI SOARES DA SILVA VEREDA</text:p>
          </table:table-cell>
          <table:table-cell office:value-type="string" calcext:value-type="string">
            <text:p>RI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83901837" calcext:value-type="float">
            <text:p>8198390183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815884436" calcext:value-type="float">
            <text:p>71815884436</text:p>
          </table:table-cell>
          <table:table-cell table:formula="of:=[.A51]&amp;&quot; &quot;&amp;[.C51]" office:value-type="string" office:string-value="349 RIAN" calcext:value-type="string">
            <text:p>349 RIAN</text:p>
          </table:table-cell>
          <table:table-cell table:formula="of:=&quot;update usuarios set nome_guerra = '&quot;&amp;[.K51]&amp;&quot;' where cpf = '&quot;&amp;[.J51]&amp;&quot;';&quot;" office:value-type="string" office:string-value="update usuarios set nome_guerra = '349 RIAN' where cpf = '71815884436';" calcext:value-type="string">
            <text:p>update usuarios set nome_guerra = '349 RIAN' where cpf = '71815884436'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EDRO VINICIUS LOPES CAMELO</text:p>
          </table:table-cell>
          <table:table-cell office:value-type="string" calcext:value-type="string">
            <text:p>CAMELO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88785930" calcext:value-type="float">
            <text:p>8198878593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3453880471" calcext:value-type="float">
            <text:p>13453880471</text:p>
          </table:table-cell>
          <table:table-cell table:formula="of:=[.A52]&amp;&quot; &quot;&amp;[.C52]" office:value-type="string" office:string-value="350 CAMELO " calcext:value-type="string">
            <text:p>350 CAMELO </text:p>
          </table:table-cell>
          <table:table-cell table:formula="of:=&quot;update usuarios set nome_guerra = '&quot;&amp;[.K52]&amp;&quot;' where cpf = '&quot;&amp;[.J52]&amp;&quot;';&quot;" office:value-type="string" office:string-value="update usuarios set nome_guerra = '350 CAMELO ' where cpf = '13453880471';" calcext:value-type="string">
            <text:p>update usuarios set nome_guerra = '350 CAMELO ' where cpf = '13453880471'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DRYONN TAUAN CONCEICAO DA SILVA</text:p>
          </table:table-cell>
          <table:table-cell office:value-type="string" calcext:value-type="string">
            <text:p>TAUA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88608405" calcext:value-type="float">
            <text:p>8198860840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877982495" calcext:value-type="float">
            <text:p>16877982495</text:p>
          </table:table-cell>
          <table:table-cell table:formula="of:=[.A53]&amp;&quot; &quot;&amp;[.C53]" office:value-type="string" office:string-value="351 TAUAN" calcext:value-type="string">
            <text:p>351 TAUAN</text:p>
          </table:table-cell>
          <table:table-cell table:formula="of:=&quot;update usuarios set nome_guerra = '&quot;&amp;[.K53]&amp;&quot;' where cpf = '&quot;&amp;[.J53]&amp;&quot;';&quot;" office:value-type="string" office:string-value="update usuarios set nome_guerra = '351 TAUAN' where cpf = '16877982495';" calcext:value-type="string">
            <text:p>update usuarios set nome_guerra = '351 TAUAN' where cpf = '16877982495'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RTHUR CEZAR DA SILVA FARIAS</text:p>
          </table:table-cell>
          <table:table-cell office:value-type="string" calcext:value-type="string">
            <text:p>ARTHU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79045572" calcext:value-type="float">
            <text:p>8197904557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278755454" calcext:value-type="float">
            <text:p>71278755454</text:p>
          </table:table-cell>
          <table:table-cell table:formula="of:=[.A54]&amp;&quot; &quot;&amp;[.C54]" office:value-type="string" office:string-value="352 ARTHUR" calcext:value-type="string">
            <text:p>352 ARTHUR</text:p>
          </table:table-cell>
          <table:table-cell table:formula="of:=&quot;update usuarios set nome_guerra = '&quot;&amp;[.K54]&amp;&quot;' where cpf = '&quot;&amp;[.J54]&amp;&quot;';&quot;" office:value-type="string" office:string-value="update usuarios set nome_guerra = '352 ARTHUR' where cpf = '71278755454';" calcext:value-type="string">
            <text:p>update usuarios set nome_guerra = '352 ARTHUR' where cpf = '71278755454'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UA CAVALCANTI DE LIMA</text:p>
          </table:table-cell>
          <table:table-cell office:value-type="string" calcext:value-type="string">
            <text:p>CAUA CAVALCANT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247791" calcext:value-type="float">
            <text:p>8199924779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622389477" calcext:value-type="float">
            <text:p>71622389477</text:p>
          </table:table-cell>
          <table:table-cell table:formula="of:=[.A55]&amp;&quot; &quot;&amp;[.C55]" office:value-type="string" office:string-value="353 CAUA CAVALCANTI" calcext:value-type="string">
            <text:p>353 CAUA CAVALCANTI</text:p>
          </table:table-cell>
          <table:table-cell table:formula="of:=&quot;update usuarios set nome_guerra = '&quot;&amp;[.K55]&amp;&quot;' where cpf = '&quot;&amp;[.J55]&amp;&quot;';&quot;" office:value-type="string" office:string-value="update usuarios set nome_guerra = '353 CAUA CAVALCANTI' where cpf = '71622389477';" calcext:value-type="string">
            <text:p>update usuarios set nome_guerra = '353 CAUA CAVALCANTI' where cpf = '71622389477'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IO LOPES FERREIRA</text:p>
          </table:table-cell>
          <table:table-cell office:value-type="string" calcext:value-type="string">
            <text:p>FERREIR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4956230" calcext:value-type="float">
            <text:p>8199495623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406756479" calcext:value-type="float">
            <text:p>16406756479</text:p>
          </table:table-cell>
          <table:table-cell table:formula="of:=[.A56]&amp;&quot; &quot;&amp;[.C56]" office:value-type="string" office:string-value="354 FERREIRA" calcext:value-type="string">
            <text:p>354 FERREIRA</text:p>
          </table:table-cell>
          <table:table-cell table:formula="of:=&quot;update usuarios set nome_guerra = '&quot;&amp;[.K56]&amp;&quot;' where cpf = '&quot;&amp;[.J56]&amp;&quot;';&quot;" office:value-type="string" office:string-value="update usuarios set nome_guerra = '354 FERREIRA' where cpf = '16406756479';" calcext:value-type="string">
            <text:p>update usuarios set nome_guerra = '354 FERREIRA' where cpf = '16406756479'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AYO LUCAS DE LIMA</text:p>
          </table:table-cell>
          <table:table-cell office:value-type="string" calcext:value-type="string">
            <text:p>LUCAS LIM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6185126" calcext:value-type="float">
            <text:p>8199618512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508465414" calcext:value-type="float">
            <text:p>16508465414</text:p>
          </table:table-cell>
          <table:table-cell table:formula="of:=[.A57]&amp;&quot; &quot;&amp;[.C57]" office:value-type="string" office:string-value="355 LUCAS LIMA" calcext:value-type="string">
            <text:p>355 LUCAS LIMA</text:p>
          </table:table-cell>
          <table:table-cell table:formula="of:=&quot;update usuarios set nome_guerra = '&quot;&amp;[.K57]&amp;&quot;' where cpf = '&quot;&amp;[.J57]&amp;&quot;';&quot;" office:value-type="string" office:string-value="update usuarios set nome_guerra = '355 LUCAS LIMA' where cpf = '16508465414';" calcext:value-type="string">
            <text:p>update usuarios set nome_guerra = '355 LUCAS LIMA' where cpf = '16508465414'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ATHEUS HENRIQUE CABRAL DOS SANTOS</text:p>
          </table:table-cell>
          <table:table-cell office:value-type="string" calcext:value-type="string">
            <text:p>HENRIQUE LCABR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9995925" calcext:value-type="float">
            <text:p>8199999592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2891151452" calcext:value-type="float">
            <text:p>72891151452</text:p>
          </table:table-cell>
          <table:table-cell table:formula="of:=[.A58]&amp;&quot; &quot;&amp;[.C58]" office:value-type="string" office:string-value="356 HENRIQUE LCABRAL" calcext:value-type="string">
            <text:p>356 HENRIQUE LCABRAL</text:p>
          </table:table-cell>
          <table:table-cell table:formula="of:=&quot;update usuarios set nome_guerra = '&quot;&amp;[.K58]&amp;&quot;' where cpf = '&quot;&amp;[.J58]&amp;&quot;';&quot;" office:value-type="string" office:string-value="update usuarios set nome_guerra = '356 HENRIQUE LCABRAL' where cpf = '72891151452';" calcext:value-type="string">
            <text:p>update usuarios set nome_guerra = '356 HENRIQUE LCABRAL' where cpf = '72891151452'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RLOS DANILO SANTOS DA ENCARNAÇÃO</text:p>
          </table:table-cell>
          <table:table-cell office:value-type="string" calcext:value-type="string">
            <text:p>ENCARNAÇÃO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83099467" calcext:value-type="float">
            <text:p>8198309946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7693720405" calcext:value-type="float">
            <text:p>17693720405</text:p>
          </table:table-cell>
          <table:table-cell table:formula="of:=[.A59]&amp;&quot; &quot;&amp;[.C59]" office:value-type="string" office:string-value="357 ENCARNAÇÃO" calcext:value-type="string">
            <text:p>357 ENCARNAÇÃO</text:p>
          </table:table-cell>
          <table:table-cell table:formula="of:=&quot;update usuarios set nome_guerra = '&quot;&amp;[.K59]&amp;&quot;' where cpf = '&quot;&amp;[.J59]&amp;&quot;';&quot;" office:value-type="string" office:string-value="update usuarios set nome_guerra = '357 ENCARNAÇÃO' where cpf = '17693720405';" calcext:value-type="string">
            <text:p>update usuarios set nome_guerra = '357 ENCARNAÇÃO' where cpf = '17693720405'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YAN RODRIGUES DA SILVA XAVIER</text:p>
          </table:table-cell>
          <table:table-cell office:value-type="string" calcext:value-type="string">
            <text:p>XAVI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1174378" calcext:value-type="float">
            <text:p>8199117437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175567420" calcext:value-type="float">
            <text:p>16175567420</text:p>
          </table:table-cell>
          <table:table-cell table:formula="of:=[.A60]&amp;&quot; &quot;&amp;[.C60]" office:value-type="string" office:string-value="358 XAVIER" calcext:value-type="string">
            <text:p>358 XAVIER</text:p>
          </table:table-cell>
          <table:table-cell table:formula="of:=&quot;update usuarios set nome_guerra = '&quot;&amp;[.K60]&amp;&quot;' where cpf = '&quot;&amp;[.J60]&amp;&quot;';&quot;" office:value-type="string" office:string-value="update usuarios set nome_guerra = '358 XAVIER' where cpf = '16175567420';" calcext:value-type="string">
            <text:p>update usuarios set nome_guerra = '358 XAVIER' where cpf = '16175567420'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ILVAN FERREIRA DE LIMA FILHO</text:p>
          </table:table-cell>
          <table:table-cell office:value-type="string" calcext:value-type="string">
            <text:p>GILVA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18961" calcext:value-type="float">
            <text:p>8199931896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347758465" calcext:value-type="float">
            <text:p>15347758465</text:p>
          </table:table-cell>
          <table:table-cell table:formula="of:=[.A61]&amp;&quot; &quot;&amp;[.C61]" office:value-type="string" office:string-value="359 GILVAN" calcext:value-type="string">
            <text:p>359 GILVAN</text:p>
          </table:table-cell>
          <table:table-cell table:formula="of:=&quot;update usuarios set nome_guerra = '&quot;&amp;[.K61]&amp;&quot;' where cpf = '&quot;&amp;[.J61]&amp;&quot;';&quot;" office:value-type="string" office:string-value="update usuarios set nome_guerra = '359 GILVAN' where cpf = '15347758465';" calcext:value-type="string">
            <text:p>update usuarios set nome_guerra = '359 GILVAN' where cpf = '15347758465'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THEUS SILVA DE ALBUQUERQUE LINS</text:p>
          </table:table-cell>
          <table:table-cell office:value-type="string" calcext:value-type="string">
            <text:p>L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3582264" calcext:value-type="float">
            <text:p>819935822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564118452" calcext:value-type="float">
            <text:p>71564118452</text:p>
          </table:table-cell>
          <table:table-cell table:formula="of:=[.A62]&amp;&quot; &quot;&amp;[.C62]" office:value-type="string" office:string-value="360 LINS" calcext:value-type="string">
            <text:p>360 LINS</text:p>
          </table:table-cell>
          <table:table-cell table:formula="of:=&quot;update usuarios set nome_guerra = '&quot;&amp;[.K62]&amp;&quot;' where cpf = '&quot;&amp;[.J62]&amp;&quot;';&quot;" office:value-type="string" office:string-value="update usuarios set nome_guerra = '360 LINS' where cpf = '71564118452';" calcext:value-type="string">
            <text:p>update usuarios set nome_guerra = '360 LINS' where cpf = '71564118452'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HALES WENDEL BARBOSA DA SILVA</text:p>
          </table:table-cell>
          <table:table-cell office:value-type="string" calcext:value-type="string">
            <text:p>WEND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7476338" calcext:value-type="float">
            <text:p>8199747633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554273498" calcext:value-type="float">
            <text:p>71554273498</text:p>
          </table:table-cell>
          <table:table-cell table:formula="of:=[.A63]&amp;&quot; &quot;&amp;[.C63]" office:value-type="string" office:string-value="361 WENDEL" calcext:value-type="string">
            <text:p>361 WENDEL</text:p>
          </table:table-cell>
          <table:table-cell table:formula="of:=&quot;update usuarios set nome_guerra = '&quot;&amp;[.K63]&amp;&quot;' where cpf = '&quot;&amp;[.J63]&amp;&quot;';&quot;" office:value-type="string" office:string-value="update usuarios set nome_guerra = '361 WENDEL' where cpf = '71554273498';" calcext:value-type="string">
            <text:p>update usuarios set nome_guerra = '361 WENDEL' where cpf = '71554273498'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KILLYS CAUA DA SILVA</text:p>
          </table:table-cell>
          <table:table-cell office:value-type="string" calcext:value-type="string">
            <text:p>AKILLY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7275170" calcext:value-type="float">
            <text:p>8199727517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967743490" calcext:value-type="float">
            <text:p>16967743490</text:p>
          </table:table-cell>
          <table:table-cell table:formula="of:=[.A64]&amp;&quot; &quot;&amp;[.C64]" office:value-type="string" office:string-value="362 AKILLYS" calcext:value-type="string">
            <text:p>362 AKILLYS</text:p>
          </table:table-cell>
          <table:table-cell table:formula="of:=&quot;update usuarios set nome_guerra = '&quot;&amp;[.K64]&amp;&quot;' where cpf = '&quot;&amp;[.J64]&amp;&quot;';&quot;" office:value-type="string" office:string-value="update usuarios set nome_guerra = '362 AKILLYS' where cpf = '16967743490';" calcext:value-type="string">
            <text:p>update usuarios set nome_guerra = '362 AKILLYS' where cpf = '16967743490'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LEIBSON JOSÉ JEIMERSON DA SILVA</text:p>
          </table:table-cell>
          <table:table-cell office:value-type="string" calcext:value-type="string">
            <text:p>JOSÉ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81982945091" calcext:value-type="float">
            <text:p>8198294509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7877002408" calcext:value-type="float">
            <text:p>17877002408</text:p>
          </table:table-cell>
          <table:table-cell table:formula="of:=[.A65]&amp;&quot; &quot;&amp;[.C65]" office:value-type="string" office:string-value="363 JOSÉ" calcext:value-type="string">
            <text:p>363 JOSÉ</text:p>
          </table:table-cell>
          <table:table-cell table:formula="of:=&quot;update usuarios set nome_guerra = '&quot;&amp;[.K65]&amp;&quot;' where cpf = '&quot;&amp;[.J65]&amp;&quot;';&quot;" office:value-type="string" office:string-value="update usuarios set nome_guerra = '363 JOSÉ' where cpf = '17877002408';" calcext:value-type="string">
            <text:p>update usuarios set nome_guerra = '363 JOSÉ' where cpf = '17877002408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6:01:22.166377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09:37:39.571805800</meta:creation-date>
    <dc:date>2026-02-26T16:11:03.451537500</dc:date>
    <meta:editing-duration>PT24M54S</meta:editing-duration>
    <meta:editing-cycles>5</meta:editing-cycles>
    <meta:generator>LibreOffice/25.2.7.2$Windows_X86_64 LibreOffice_project/5cbfd1ab6520636bb5f7b99185aa69bd7456825d</meta:generator>
    <meta:document-statistic meta:table-count="2" meta:cell-count="1514" meta:object-count="0"/>
  </office:meta>
</office:document-meta>
</file>